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.32mm"/>
    </style:style>
    <style:style style:name="co2" style:family="table-column">
      <style:table-column-properties fo:break-before="auto" style:column-width="27.5mm"/>
    </style:style>
    <style:style style:name="co3" style:family="table-column">
      <style:table-column-properties fo:break-before="auto" style:column-width="33.5mm"/>
    </style:style>
    <style:style style:name="co4" style:family="table-column">
      <style:table-column-properties fo:break-before="auto" style:column-width="27.22mm"/>
    </style:style>
    <style:style style:name="co5" style:family="table-column">
      <style:table-column-properties fo:break-before="auto" style:column-width="29.14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8.05mm"/>
    </style:style>
    <style:style style:name="co8" style:family="table-column">
      <style:table-column-properties fo:break-before="auto" style:column-width="25.86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13.69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3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Default"/>
        <table:table-column table:style-name="co5" table:default-cell-style-name="ce6"/>
        <table:table-column table:style-name="co5" table:default-cell-style-name="Default"/>
        <table:table-column table:style-name="co6" table:default-cell-style-name="ce6"/>
        <table:table-column table:style-name="co7" table:default-cell-style-name="Default"/>
        <table:table-column table:style-name="co7" table:default-cell-style-name="ce6"/>
        <table:table-column table:style-name="co7" table:default-cell-style-name="Default"/>
        <table:table-column table:style-name="co6" table:default-cell-style-name="ce6"/>
        <table:table-column table:style-name="co6" table:number-columns-repeated="2" table:default-cell-style-name="Default"/>
        <table:table-column table:style-name="co8" table:default-cell-style-name="Default"/>
        <table:table-row table:style-name="ro1">
          <table:table-cell/>
          <table:table-cell table:style-name="ce1" office:value-type="string" calcext:value-type="string" table:number-columns-spanned="5" table:number-rows-spanned="1">
            <text:p>Gazebo measurements and idyntree</text:p>
          </table:table-cell>
          <table:covered-table-cell/>
          <table:covered-table-cell table:style-name="Default"/>
          <table:covered-table-cell table:number-columns-repeated="2" table:style-name="ce2"/>
          <table:table-cell table:style-name="ce2"/>
          <table:table-cell table:style-name="ce1" table:number-columns-repeated="3"/>
          <table:table-cell table:style-name="ce8" table:number-columns-spanned="2" table:number-rows-spanned="1"/>
          <table:covered-table-cell table:style-name="Default"/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CAD</text:p>
          </table:table-cell>
          <table:table-cell table:style-name="ce2" office:value-type="string" calcext:value-type="string">
            <text:p>direct standard params, apriori</text:p>
          </table:table-cell>
          <table:table-cell table:style-name="ce1" office:value-type="string" calcext:value-type="string">
            <text:p>diff</text:p>
          </table:table-cell>
          <table:table-cell table:style-name="ce2" office:value-type="string" calcext:value-type="string">
            <text:p>standard by identifying base params first</text:p>
          </table:table-cell>
          <table:table-cell table:style-name="ce1" office:value-type="string" calcext:value-type="string">
            <text:p>diff</text:p>
          </table:table-cell>
          <table:table-cell table:style-name="ce2" office:value-type="string" calcext:value-type="string">
            <text:p>using a priori, standard with base first</text:p>
          </table:table-cell>
          <table:table-cell table:style-name="ce1" office:value-type="string" calcext:value-type="string">
            <text:p>diff</text:p>
          </table:table-cell>
          <table:table-cell table:style-name="ce3" office:value-type="string" calcext:value-type="string">
            <text:p>using a priori, standard with base first, WLS</text:p>
          </table:table-cell>
          <table:table-cell table:style-name="ce1" office:value-type="string" calcext:value-type="string">
            <text:p>diff</text:p>
          </table:table-cell>
          <table:table-cell table:style-name="ce2" office:value-type="string" calcext:value-type="string">
            <text:p>standard directly, weighted with essential</text:p>
          </table:table-cell>
          <table:table-cell table:style-name="ce1" office:value-type="string" calcext:value-type="string">
            <text:p>diff</text:p>
          </table:table-cell>
          <table:table-cell table:number-columns-repeated="3"/>
        </table:table-row>
        <table:table-row table:style-name="ro3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3">
          <table:table-cell office:value-type="string" calcext:value-type="string">
            <text:p># 0: mass of link Waist <text:s text:c="16"/></text:p>
          </table:table-cell>
          <table:table-cell table:number-columns-repeated="2" office:value-type="float" office:value="11.0461" calcext:value-type="float">
            <text:p>11,0461</text:p>
          </table:table-cell>
          <table:table-cell table:formula="of:=[.B4]-[.C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4]-[.E4]" office:value-type="float" office:value="11.0461" calcext:value-type="float">
            <text:p>11,0461</text:p>
          </table:table-cell>
          <table:table-cell office:value-type="float" office:value="11.0461" calcext:value-type="float">
            <text:p>11,0461</text:p>
          </table:table-cell>
          <table:table-cell table:formula="of:=[.B4]-[.G4]" office:value-type="float" office:value="0" calcext:value-type="float">
            <text:p>0</text:p>
          </table:table-cell>
          <table:table-cell office:value-type="float" office:value="11.0461" calcext:value-type="float">
            <text:p>11,0461</text:p>
          </table:table-cell>
          <table:table-cell table:formula="of:=[.B4]-[.I4]" office:value-type="float" office:value="0" calcext:value-type="float">
            <text:p>0</text:p>
          </table:table-cell>
          <table:table-cell office:value-type="float" office:value="11.0461" calcext:value-type="float">
            <text:p>11,0461</text:p>
          </table:table-cell>
          <table:table-cell table:formula="of:=[.B4]-[.K4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1: x component of center of mass of link Waist</text:p>
          </table:table-cell>
          <table:table-cell table:number-columns-repeated="2" office:value-type="float" office:value="-0.02281339" calcext:value-type="float">
            <text:p>-0,02281339</text:p>
          </table:table-cell>
          <table:table-cell table:formula="of:=[.B5]-[.C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5]-[.E5]" office:value-type="float" office:value="-0.02281339" calcext:value-type="float">
            <text:p>-0,02281339</text:p>
          </table:table-cell>
          <table:table-cell office:value-type="float" office:value="-0.02281339" calcext:value-type="float">
            <text:p>-0,02281339</text:p>
          </table:table-cell>
          <table:table-cell table:formula="of:=[.B5]-[.G5]" office:value-type="float" office:value="0" calcext:value-type="float">
            <text:p>0</text:p>
          </table:table-cell>
          <table:table-cell office:value-type="float" office:value="-0.02281339" calcext:value-type="float">
            <text:p>-0,02281339</text:p>
          </table:table-cell>
          <table:table-cell table:formula="of:=[.B5]-[.I5]" office:value-type="float" office:value="0" calcext:value-type="float">
            <text:p>0</text:p>
          </table:table-cell>
          <table:table-cell office:value-type="float" office:value="-0.02281339" calcext:value-type="float">
            <text:p>-0,02281339</text:p>
          </table:table-cell>
          <table:table-cell table:formula="of:=[.B5]-[.K5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2: y component of center of mass of link Waist</text:p>
          </table:table-cell>
          <table:table-cell table:number-columns-repeated="2" office:value-type="float" office:value="-0.00073935" calcext:value-type="float">
            <text:p>-0,00073935</text:p>
          </table:table-cell>
          <table:table-cell table:formula="of:=[.B6]-[.C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6]-[.E6]" office:value-type="float" office:value="-0.00073935" calcext:value-type="float">
            <text:p>-0,00073935</text:p>
          </table:table-cell>
          <table:table-cell office:value-type="float" office:value="-0.00073935" calcext:value-type="float">
            <text:p>-0,00073935</text:p>
          </table:table-cell>
          <table:table-cell table:formula="of:=[.B6]-[.G6]" office:value-type="float" office:value="0" calcext:value-type="float">
            <text:p>0</text:p>
          </table:table-cell>
          <table:table-cell office:value-type="float" office:value="-0.00073935" calcext:value-type="float">
            <text:p>-0,00073935</text:p>
          </table:table-cell>
          <table:table-cell table:formula="of:=[.B6]-[.I6]" office:value-type="float" office:value="0" calcext:value-type="float">
            <text:p>0</text:p>
          </table:table-cell>
          <table:table-cell office:value-type="float" office:value="-0.00073935" calcext:value-type="float">
            <text:p>-0,00073935</text:p>
          </table:table-cell>
          <table:table-cell table:formula="of:=[.B6]-[.K6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3: z component of center of mass of link Waist</text:p>
          </table:table-cell>
          <table:table-cell table:number-columns-repeated="2" office:value-type="float" office:value="0.03042286" calcext:value-type="float">
            <text:p>0,03042286</text:p>
          </table:table-cell>
          <table:table-cell table:formula="of:=[.B7]-[.C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7]-[.E7]" office:value-type="float" office:value="0.03042286" calcext:value-type="float">
            <text:p>0,03042286</text:p>
          </table:table-cell>
          <table:table-cell office:value-type="float" office:value="0.03042286" calcext:value-type="float">
            <text:p>0,03042286</text:p>
          </table:table-cell>
          <table:table-cell table:formula="of:=[.B7]-[.G7]" office:value-type="float" office:value="0" calcext:value-type="float">
            <text:p>0</text:p>
          </table:table-cell>
          <table:table-cell office:value-type="float" office:value="0.03042286" calcext:value-type="float">
            <text:p>0,03042286</text:p>
          </table:table-cell>
          <table:table-cell table:formula="of:=[.B7]-[.I7]" office:value-type="float" office:value="0" calcext:value-type="float">
            <text:p>0</text:p>
          </table:table-cell>
          <table:table-cell office:value-type="float" office:value="0.03042286" calcext:value-type="float">
            <text:p>0,03042286</text:p>
          </table:table-cell>
          <table:table-cell table:formula="of:=[.B7]-[.K7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4: xx component of inertia matrix of link Waist</text:p>
          </table:table-cell>
          <table:table-cell table:number-columns-repeated="2" office:value-type="float" office:value="0.09620824" calcext:value-type="float">
            <text:p>0,09620824</text:p>
          </table:table-cell>
          <table:table-cell table:formula="of:=[.B8]-[.C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8]-[.E8]" office:value-type="float" office:value="0.09620824" calcext:value-type="float">
            <text:p>0,09620824</text:p>
          </table:table-cell>
          <table:table-cell office:value-type="float" office:value="0.09620824" calcext:value-type="float">
            <text:p>0,09620824</text:p>
          </table:table-cell>
          <table:table-cell table:formula="of:=[.B8]-[.G8]" office:value-type="float" office:value="0" calcext:value-type="float">
            <text:p>0</text:p>
          </table:table-cell>
          <table:table-cell office:value-type="float" office:value="0.09620824" calcext:value-type="float">
            <text:p>0,09620824</text:p>
          </table:table-cell>
          <table:table-cell table:formula="of:=[.B8]-[.I8]" office:value-type="float" office:value="0" calcext:value-type="float">
            <text:p>0</text:p>
          </table:table-cell>
          <table:table-cell office:value-type="float" office:value="0.09620824" calcext:value-type="float">
            <text:p>0,09620824</text:p>
          </table:table-cell>
          <table:table-cell table:formula="of:=[.B8]-[.K8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5: xy component of inertia matrix of link Waist</text:p>
          </table:table-cell>
          <table:table-cell table:number-columns-repeated="2" office:value-type="float" office:value="0.00014081" calcext:value-type="float">
            <text:p>0,00014081</text:p>
          </table:table-cell>
          <table:table-cell table:formula="of:=[.B9]-[.C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9]-[.E9]" office:value-type="float" office:value="0.00014081" calcext:value-type="float">
            <text:p>0,00014081</text:p>
          </table:table-cell>
          <table:table-cell office:value-type="float" office:value="0.00014081" calcext:value-type="float">
            <text:p>0,00014081</text:p>
          </table:table-cell>
          <table:table-cell table:formula="of:=[.B9]-[.G9]" office:value-type="float" office:value="0" calcext:value-type="float">
            <text:p>0</text:p>
          </table:table-cell>
          <table:table-cell office:value-type="float" office:value="0.00014081" calcext:value-type="float">
            <text:p>0,00014081</text:p>
          </table:table-cell>
          <table:table-cell table:formula="of:=[.B9]-[.I9]" office:value-type="float" office:value="0" calcext:value-type="float">
            <text:p>0</text:p>
          </table:table-cell>
          <table:table-cell office:value-type="float" office:value="0.00014081" calcext:value-type="float">
            <text:p>0,00014081</text:p>
          </table:table-cell>
          <table:table-cell table:formula="of:=[.B9]-[.K9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6: xz component of inertia matrix of link Waist</text:p>
          </table:table-cell>
          <table:table-cell table:number-columns-repeated="2" office:value-type="float" office:value="0.00312577" calcext:value-type="float">
            <text:p>0,00312577</text:p>
          </table:table-cell>
          <table:table-cell table:formula="of:=[.B10]-[.C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10]-[.E10]" office:value-type="float" office:value="0.00312577" calcext:value-type="float">
            <text:p>0,00312577</text:p>
          </table:table-cell>
          <table:table-cell office:value-type="float" office:value="0.00312577" calcext:value-type="float">
            <text:p>0,00312577</text:p>
          </table:table-cell>
          <table:table-cell table:formula="of:=[.B10]-[.G10]" office:value-type="float" office:value="0" calcext:value-type="float">
            <text:p>0</text:p>
          </table:table-cell>
          <table:table-cell office:value-type="float" office:value="0.00312577" calcext:value-type="float">
            <text:p>0,00312577</text:p>
          </table:table-cell>
          <table:table-cell table:formula="of:=[.B10]-[.I10]" office:value-type="float" office:value="0" calcext:value-type="float">
            <text:p>0</text:p>
          </table:table-cell>
          <table:table-cell office:value-type="float" office:value="0.00312577" calcext:value-type="float">
            <text:p>0,00312577</text:p>
          </table:table-cell>
          <table:table-cell table:formula="of:=[.B10]-[.K10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7: yy component of inertia matrix of link Waist</text:p>
          </table:table-cell>
          <table:table-cell table:number-columns-repeated="2" office:value-type="float" office:value="0.09851132" calcext:value-type="float">
            <text:p>0,09851132</text:p>
          </table:table-cell>
          <table:table-cell table:formula="of:=[.B11]-[.C1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11]-[.E11]" office:value-type="float" office:value="0.09851132" calcext:value-type="float">
            <text:p>0,09851132</text:p>
          </table:table-cell>
          <table:table-cell office:value-type="float" office:value="0.09851132" calcext:value-type="float">
            <text:p>0,09851132</text:p>
          </table:table-cell>
          <table:table-cell table:formula="of:=[.B11]-[.G11]" office:value-type="float" office:value="0" calcext:value-type="float">
            <text:p>0</text:p>
          </table:table-cell>
          <table:table-cell office:value-type="float" office:value="0.09851132" calcext:value-type="float">
            <text:p>0,09851132</text:p>
          </table:table-cell>
          <table:table-cell table:formula="of:=[.B11]-[.I11]" office:value-type="float" office:value="0" calcext:value-type="float">
            <text:p>0</text:p>
          </table:table-cell>
          <table:table-cell office:value-type="float" office:value="0.09851132" calcext:value-type="float">
            <text:p>0,09851132</text:p>
          </table:table-cell>
          <table:table-cell table:formula="of:=[.B11]-[.K11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8: yz component of inertia matrix of link Waist</text:p>
          </table:table-cell>
          <table:table-cell table:number-columns-repeated="2" office:value-type="float" office:value="0.00013938" calcext:value-type="float">
            <text:p>0,00013938</text:p>
          </table:table-cell>
          <table:table-cell table:formula="of:=[.B12]-[.C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12]-[.E12]" office:value-type="float" office:value="0.00013938" calcext:value-type="float">
            <text:p>0,00013938</text:p>
          </table:table-cell>
          <table:table-cell office:value-type="float" office:value="0.00013938" calcext:value-type="float">
            <text:p>0,00013938</text:p>
          </table:table-cell>
          <table:table-cell table:formula="of:=[.B12]-[.G12]" office:value-type="float" office:value="0" calcext:value-type="float">
            <text:p>0</text:p>
          </table:table-cell>
          <table:table-cell office:value-type="float" office:value="0.00013938" calcext:value-type="float">
            <text:p>0,00013938</text:p>
          </table:table-cell>
          <table:table-cell table:formula="of:=[.B12]-[.I12]" office:value-type="float" office:value="0" calcext:value-type="float">
            <text:p>0</text:p>
          </table:table-cell>
          <table:table-cell office:value-type="float" office:value="0.00013938" calcext:value-type="float">
            <text:p>0,00013938</text:p>
          </table:table-cell>
          <table:table-cell table:formula="of:=[.B12]-[.K12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9: zz component of inertia matrix of link Waist</text:p>
          </table:table-cell>
          <table:table-cell table:number-columns-repeated="2" office:value-type="float" office:value="0.08654151" calcext:value-type="float">
            <text:p>0,08654151</text:p>
          </table:table-cell>
          <table:table-cell table:formula="of:=[.B13]-[.C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13]-[.E13]" office:value-type="float" office:value="0.08654151" calcext:value-type="float">
            <text:p>0,08654151</text:p>
          </table:table-cell>
          <table:table-cell office:value-type="float" office:value="0.08654151" calcext:value-type="float">
            <text:p>0,08654151</text:p>
          </table:table-cell>
          <table:table-cell table:formula="of:=[.B13]-[.G13]" office:value-type="float" office:value="0" calcext:value-type="float">
            <text:p>0</text:p>
          </table:table-cell>
          <table:table-cell office:value-type="float" office:value="0.08654151" calcext:value-type="float">
            <text:p>0,08654151</text:p>
          </table:table-cell>
          <table:table-cell table:formula="of:=[.B13]-[.I13]" office:value-type="float" office:value="0" calcext:value-type="float">
            <text:p>0</text:p>
          </table:table-cell>
          <table:table-cell office:value-type="float" office:value="0.08654151" calcext:value-type="float">
            <text:p>0,08654151</text:p>
          </table:table-cell>
          <table:table-cell table:formula="of:=[.B13]-[.K13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10: mass of link LShp <text:s text:c="16"/></text:p>
          </table:table-cell>
          <table:table-cell table:number-columns-repeated="2" office:value-type="float" office:value="1.81746" calcext:value-type="float">
            <text:p>1,81746</text:p>
          </table:table-cell>
          <table:table-cell table:formula="of:=[.B14]-[.C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14]-[.E14]" office:value-type="float" office:value="1.81746" calcext:value-type="float">
            <text:p>1,81746</text:p>
          </table:table-cell>
          <table:table-cell office:value-type="float" office:value="1.81746" calcext:value-type="float">
            <text:p>1,81746</text:p>
          </table:table-cell>
          <table:table-cell table:formula="of:=[.B14]-[.G14]" office:value-type="float" office:value="0" calcext:value-type="float">
            <text:p>0</text:p>
          </table:table-cell>
          <table:table-cell office:value-type="float" office:value="1.81746" calcext:value-type="float">
            <text:p>1,81746</text:p>
          </table:table-cell>
          <table:table-cell table:formula="of:=[.B14]-[.I14]" office:value-type="float" office:value="0" calcext:value-type="float">
            <text:p>0</text:p>
          </table:table-cell>
          <table:table-cell office:value-type="float" office:value="1.81746" calcext:value-type="float">
            <text:p>1,81746</text:p>
          </table:table-cell>
          <table:table-cell table:formula="of:=[.B14]-[.K14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11: x component of center of mass of link LShp</text:p>
          </table:table-cell>
          <table:table-cell office:value-type="float" office:value="-0.00543348" calcext:value-type="float">
            <text:p>-0,00543348</text:p>
          </table:table-cell>
          <table:table-cell office:value-type="float" office:value="-0.64710756" calcext:value-type="float">
            <text:p>-0,64710756</text:p>
          </table:table-cell>
          <table:table-cell table:formula="of:=[.B15]-[.C15]" office:value-type="float" office:value="0.64167408" calcext:value-type="float">
            <text:p>0,64167408</text:p>
          </table:table-cell>
          <table:table-cell office:value-type="float" office:value="0" calcext:value-type="float">
            <text:p>0</text:p>
          </table:table-cell>
          <table:table-cell table:formula="of:=[.B15]-[.E15]" office:value-type="float" office:value="-0.00543348" calcext:value-type="float">
            <text:p>-0,00543348</text:p>
          </table:table-cell>
          <table:table-cell office:value-type="float" office:value="-0.64582559" calcext:value-type="float">
            <text:p>-0,64582559</text:p>
          </table:table-cell>
          <table:table-cell table:formula="of:=[.B15]-[.G15]" office:value-type="float" office:value="0.64039211" calcext:value-type="float">
            <text:p>0,64039211</text:p>
          </table:table-cell>
          <table:table-cell office:value-type="float" office:value="-0.27159836" calcext:value-type="float">
            <text:p>-0,27159836</text:p>
          </table:table-cell>
          <table:table-cell table:formula="of:=[.B15]-[.I15]" office:value-type="float" office:value="0.26616488" calcext:value-type="float">
            <text:p>0,26616488</text:p>
          </table:table-cell>
          <table:table-cell office:value-type="float" office:value="-0.00543348" calcext:value-type="float">
            <text:p>-0,00543348</text:p>
          </table:table-cell>
          <table:table-cell table:formula="of:=[.B15]-[.K15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12: y component of center of mass of link LShp</text:p>
          </table:table-cell>
          <table:table-cell office:value-type="float" office:value="0.04480011" calcext:value-type="float">
            <text:p>0,04480011</text:p>
          </table:table-cell>
          <table:table-cell office:value-type="float" office:value="-2.4387022" calcext:value-type="float">
            <text:p>-2,4387022</text:p>
          </table:table-cell>
          <table:table-cell table:formula="of:=[.B16]-[.C16]" office:value-type="float" office:value="2.48350231" calcext:value-type="float">
            <text:p>2,48350231</text:p>
          </table:table-cell>
          <table:table-cell office:value-type="float" office:value="0" calcext:value-type="float">
            <text:p>0</text:p>
          </table:table-cell>
          <table:table-cell table:formula="of:=[.B16]-[.E16]" office:value-type="float" office:value="0.04480011" calcext:value-type="float">
            <text:p>0,04480011</text:p>
          </table:table-cell>
          <table:table-cell office:value-type="float" office:value="-2.41948717" calcext:value-type="float">
            <text:p>-2,41948717</text:p>
          </table:table-cell>
          <table:table-cell table:formula="of:=[.B16]-[.G16]" office:value-type="float" office:value="2.46428728" calcext:value-type="float">
            <text:p>2,46428728</text:p>
          </table:table-cell>
          <table:table-cell office:value-type="float" office:value="-0.72596905" calcext:value-type="float">
            <text:p>-0,72596905</text:p>
          </table:table-cell>
          <table:table-cell table:formula="of:=[.B16]-[.I16]" office:value-type="float" office:value="0.77076916" calcext:value-type="float">
            <text:p>0,77076916</text:p>
          </table:table-cell>
          <table:table-cell office:value-type="float" office:value="0.04480011" calcext:value-type="float">
            <text:p>0,04480011</text:p>
          </table:table-cell>
          <table:table-cell table:formula="of:=[.B16]-[.K16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13: z component of center of mass of link LShp</text:p>
          </table:table-cell>
          <table:table-cell office:value-type="float" office:value="0.01581058" calcext:value-type="float">
            <text:p>0,01581058</text:p>
          </table:table-cell>
          <table:table-cell office:value-type="float" office:value="2.77402366" calcext:value-type="float">
            <text:p>2,77402366</text:p>
          </table:table-cell>
          <table:table-cell table:formula="of:=[.B17]-[.C17]" office:value-type="float" office:value="-2.75821308" calcext:value-type="float">
            <text:p>-2,75821308</text:p>
          </table:table-cell>
          <table:table-cell office:value-type="float" office:value="0" calcext:value-type="float">
            <text:p>0</text:p>
          </table:table-cell>
          <table:table-cell table:formula="of:=[.B17]-[.E17]" office:value-type="float" office:value="0.01581058" calcext:value-type="float">
            <text:p>0,01581058</text:p>
          </table:table-cell>
          <table:table-cell office:value-type="float" office:value="2.75267751" calcext:value-type="float">
            <text:p>2,75267751</text:p>
          </table:table-cell>
          <table:table-cell table:formula="of:=[.B17]-[.G17]" office:value-type="float" office:value="-2.73686693" calcext:value-type="float">
            <text:p>-2,73686693</text:p>
          </table:table-cell>
          <table:table-cell office:value-type="float" office:value="0.87183499" calcext:value-type="float">
            <text:p>0,87183499</text:p>
          </table:table-cell>
          <table:table-cell table:formula="of:=[.B17]-[.I17]" office:value-type="float" office:value="-0.85602441" calcext:value-type="float">
            <text:p>-0,85602441</text:p>
          </table:table-cell>
          <table:table-cell office:value-type="float" office:value="1.72154286" calcext:value-type="float">
            <text:p>1,72154286</text:p>
          </table:table-cell>
          <table:table-cell table:formula="of:=[.B17]-[.K17]" office:value-type="float" office:value="-1.70573228" calcext:value-type="float">
            <text:p>-1,7057322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14: xx component of inertia matrix of link LShp</text:p>
          </table:table-cell>
          <table:table-cell office:value-type="float" office:value="0.00571054" calcext:value-type="float">
            <text:p>0,00571054</text:p>
          </table:table-cell>
          <table:table-cell office:value-type="float" office:value="-24.78484125" calcext:value-type="float">
            <text:p>-24,78484125</text:p>
          </table:table-cell>
          <table:table-cell table:formula="of:=[.B18]-[.C18]" office:value-type="float" office:value="24.79055179" calcext:value-type="float">
            <text:p>24,79055179</text:p>
          </table:table-cell>
          <table:table-cell office:value-type="float" office:value="0" calcext:value-type="float">
            <text:p>0</text:p>
          </table:table-cell>
          <table:table-cell table:formula="of:=[.B18]-[.E18]" office:value-type="float" office:value="0.00571054" calcext:value-type="float">
            <text:p>0,00571054</text:p>
          </table:table-cell>
          <table:table-cell office:value-type="float" office:value="-24.4007682" calcext:value-type="float">
            <text:p>-24,4007682</text:p>
          </table:table-cell>
          <table:table-cell table:formula="of:=[.B18]-[.G18]" office:value-type="float" office:value="24.40647874" calcext:value-type="float">
            <text:p>24,40647874</text:p>
          </table:table-cell>
          <table:table-cell office:value-type="float" office:value="-2.32948984" calcext:value-type="float">
            <text:p>-2,32948984</text:p>
          </table:table-cell>
          <table:table-cell table:formula="of:=[.B18]-[.I18]" office:value-type="float" office:value="2.33520038" calcext:value-type="float">
            <text:p>2,33520038</text:p>
          </table:table-cell>
          <table:table-cell office:value-type="float" office:value="-5.38025922" calcext:value-type="float">
            <text:p>-5,38025922</text:p>
          </table:table-cell>
          <table:table-cell table:formula="of:=[.B18]-[.K18]" office:value-type="float" office:value="5.38596976" calcext:value-type="float">
            <text:p>5,3859697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15: xy component of inertia matrix of link LShp</text:p>
          </table:table-cell>
          <table:table-cell office:value-type="float" office:value="-0.00041083" calcext:value-type="float">
            <text:p>-0,00041083</text:p>
          </table:table-cell>
          <table:table-cell office:value-type="float" office:value="2.86816997" calcext:value-type="float">
            <text:p>2,86816997</text:p>
          </table:table-cell>
          <table:table-cell table:formula="of:=[.B19]-[.C19]" office:value-type="float" office:value="-2.8685808" calcext:value-type="float">
            <text:p>-2,8685808</text:p>
          </table:table-cell>
          <table:table-cell office:value-type="float" office:value="-0" calcext:value-type="float">
            <text:p>0</text:p>
          </table:table-cell>
          <table:table-cell table:formula="of:=[.B19]-[.E19]" office:value-type="float" office:value="-0.00041083" calcext:value-type="float">
            <text:p>-0,00041083</text:p>
          </table:table-cell>
          <table:table-cell office:value-type="float" office:value="2.83993408" calcext:value-type="float">
            <text:p>2,83993408</text:p>
          </table:table-cell>
          <table:table-cell table:formula="of:=[.B19]-[.G19]" office:value-type="float" office:value="-2.84034491" calcext:value-type="float">
            <text:p>-2,84034491</text:p>
          </table:table-cell>
          <table:table-cell office:value-type="float" office:value="0.35838381" calcext:value-type="float">
            <text:p>0,35838381</text:p>
          </table:table-cell>
          <table:table-cell table:formula="of:=[.B19]-[.I19]" office:value-type="float" office:value="-0.35879464" calcext:value-type="float">
            <text:p>-0,35879464</text:p>
          </table:table-cell>
          <table:table-cell office:value-type="float" office:value="-0.00041083" calcext:value-type="float">
            <text:p>-0,00041083</text:p>
          </table:table-cell>
          <table:table-cell table:formula="of:=[.B19]-[.K19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16: xz component of inertia matrix of link LShp</text:p>
          </table:table-cell>
          <table:table-cell office:value-type="float" office:value="-0.0000513" calcext:value-type="float">
            <text:p>-0,0000513</text:p>
          </table:table-cell>
          <table:table-cell office:value-type="float" office:value="-3.26240248" calcext:value-type="float">
            <text:p>-3,26240248</text:p>
          </table:table-cell>
          <table:table-cell table:formula="of:=[.B20]-[.C20]" office:value-type="float" office:value="3.26235118" calcext:value-type="float">
            <text:p>3,26235118</text:p>
          </table:table-cell>
          <table:table-cell office:value-type="float" office:value="-0" calcext:value-type="float">
            <text:p>0</text:p>
          </table:table-cell>
          <table:table-cell table:formula="of:=[.B20]-[.E20]" office:value-type="float" office:value="-0.0000513" calcext:value-type="float">
            <text:p>-0,0000513</text:p>
          </table:table-cell>
          <table:table-cell office:value-type="float" office:value="-3.23088389" calcext:value-type="float">
            <text:p>-3,23088389</text:p>
          </table:table-cell>
          <table:table-cell table:formula="of:=[.B20]-[.G20]" office:value-type="float" office:value="3.23083259" calcext:value-type="float">
            <text:p>3,23083259</text:p>
          </table:table-cell>
          <table:table-cell office:value-type="float" office:value="-0.43024963" calcext:value-type="float">
            <text:p>-0,43024963</text:p>
          </table:table-cell>
          <table:table-cell table:formula="of:=[.B20]-[.I20]" office:value-type="float" office:value="0.43019833" calcext:value-type="float">
            <text:p>0,43019833</text:p>
          </table:table-cell>
          <table:table-cell office:value-type="float" office:value="-0.01689563" calcext:value-type="float">
            <text:p>-0,01689563</text:p>
          </table:table-cell>
          <table:table-cell table:formula="of:=[.B20]-[.K20]" office:value-type="float" office:value="0.01684433" calcext:value-type="float">
            <text:p>0,0168443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17: yy component of inertia matrix of link LShp</text:p>
          </table:table-cell>
          <table:table-cell office:value-type="float" office:value="0.01126913" calcext:value-type="float">
            <text:p>0,01126913</text:p>
          </table:table-cell>
          <table:table-cell office:value-type="float" office:value="-16.84028116" calcext:value-type="float">
            <text:p>-16,84028116</text:p>
          </table:table-cell>
          <table:table-cell table:formula="of:=[.B21]-[.C21]" office:value-type="float" office:value="16.85155029" calcext:value-type="float">
            <text:p>16,85155029</text:p>
          </table:table-cell>
          <table:table-cell office:value-type="float" office:value="-2.07217773" calcext:value-type="float">
            <text:p>-2,07217773</text:p>
          </table:table-cell>
          <table:table-cell table:formula="of:=[.B21]-[.E21]" office:value-type="float" office:value="2.08344686" calcext:value-type="float">
            <text:p>2,08344686</text:p>
          </table:table-cell>
          <table:table-cell office:value-type="float" office:value="-16.62192736" calcext:value-type="float">
            <text:p>-16,62192736</text:p>
          </table:table-cell>
          <table:table-cell table:formula="of:=[.B21]-[.G21]" office:value-type="float" office:value="16.63319649" calcext:value-type="float">
            <text:p>16,63319649</text:p>
          </table:table-cell>
          <table:table-cell office:value-type="float" office:value="-3.13154935" calcext:value-type="float">
            <text:p>-3,13154935</text:p>
          </table:table-cell>
          <table:table-cell table:formula="of:=[.B21]-[.I21]" office:value-type="float" office:value="3.14281848" calcext:value-type="float">
            <text:p>3,14281848</text:p>
          </table:table-cell>
          <table:table-cell office:value-type="float" office:value="-5.37470063" calcext:value-type="float">
            <text:p>-5,37470063</text:p>
          </table:table-cell>
          <table:table-cell table:formula="of:=[.B21]-[.K21]" office:value-type="float" office:value="5.38596976" calcext:value-type="float">
            <text:p>5,3859697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18: yz component of inertia matrix of link LShp</text:p>
          </table:table-cell>
          <table:table-cell office:value-type="float" office:value="0.00003461" calcext:value-type="float">
            <text:p>0,00003461</text:p>
          </table:table-cell>
          <table:table-cell office:value-type="float" office:value="-16.08758891" calcext:value-type="float">
            <text:p>-16,08758891</text:p>
          </table:table-cell>
          <table:table-cell table:formula="of:=[.B22]-[.C22]" office:value-type="float" office:value="16.08762352" calcext:value-type="float">
            <text:p>16,08762352</text:p>
          </table:table-cell>
          <table:table-cell office:value-type="float" office:value="-3.73159965" calcext:value-type="float">
            <text:p>-3,73159965</text:p>
          </table:table-cell>
          <table:table-cell table:formula="of:=[.B22]-[.E22]" office:value-type="float" office:value="3.73163426" calcext:value-type="float">
            <text:p>3,73163426</text:p>
          </table:table-cell>
          <table:table-cell office:value-type="float" office:value="-15.89517778" calcext:value-type="float">
            <text:p>-15,89517778</text:p>
          </table:table-cell>
          <table:table-cell table:formula="of:=[.B22]-[.G22]" office:value-type="float" office:value="15.89521239" calcext:value-type="float">
            <text:p>15,89521239</text:p>
          </table:table-cell>
          <table:table-cell office:value-type="float" office:value="-4.08295453" calcext:value-type="float">
            <text:p>-4,08295453</text:p>
          </table:table-cell>
          <table:table-cell table:formula="of:=[.B22]-[.I22]" office:value-type="float" office:value="4.08298914" calcext:value-type="float">
            <text:p>4,08298914</text:p>
          </table:table-cell>
          <table:table-cell office:value-type="float" office:value="0.13891942" calcext:value-type="float">
            <text:p>0,13891942</text:p>
          </table:table-cell>
          <table:table-cell table:formula="of:=[.B22]-[.K22]" office:value-type="float" office:value="-0.13888481" calcext:value-type="float">
            <text:p>-0,1388848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19: zz component of inertia matrix of link LShp</text:p>
          </table:table-cell>
          <table:table-cell office:value-type="float" office:value="0.01371201" calcext:value-type="float">
            <text:p>0,01371201</text:p>
          </table:table-cell>
          <table:table-cell office:value-type="float" office:value="-13.25936602" calcext:value-type="float">
            <text:p>-13,25936602</text:p>
          </table:table-cell>
          <table:table-cell table:formula="of:=[.B23]-[.C23]" office:value-type="float" office:value="13.27307803" calcext:value-type="float">
            <text:p>13,27307803</text:p>
          </table:table-cell>
          <table:table-cell office:value-type="float" office:value="-1.6799736" calcext:value-type="float">
            <text:p>-1,6799736</text:p>
          </table:table-cell>
          <table:table-cell table:formula="of:=[.B23]-[.E23]" office:value-type="float" office:value="1.69368561" calcext:value-type="float">
            <text:p>1,69368561</text:p>
          </table:table-cell>
          <table:table-cell office:value-type="float" office:value="-13.08594289" calcext:value-type="float">
            <text:p>-13,08594289</text:p>
          </table:table-cell>
          <table:table-cell table:formula="of:=[.B23]-[.G23]" office:value-type="float" office:value="13.0996549" calcext:value-type="float">
            <text:p>13,0996549</text:p>
          </table:table-cell>
          <table:table-cell office:value-type="float" office:value="-2.39422671" calcext:value-type="float">
            <text:p>-2,39422671</text:p>
          </table:table-cell>
          <table:table-cell table:formula="of:=[.B23]-[.I23]" office:value-type="float" office:value="2.40793872" calcext:value-type="float">
            <text:p>2,40793872</text:p>
          </table:table-cell>
          <table:table-cell office:value-type="float" office:value="0.01371201" calcext:value-type="float">
            <text:p>0,01371201</text:p>
          </table:table-cell>
          <table:table-cell table:formula="of:=[.B23]-[.K23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20: mass of link LShr <text:s text:c="16"/></text:p>
          </table:table-cell>
          <table:table-cell office:value-type="float" office:value="5.00486" calcext:value-type="float">
            <text:p>5,00486</text:p>
          </table:table-cell>
          <table:table-cell office:value-type="float" office:value="4.63663634" calcext:value-type="float">
            <text:p>4,63663634</text:p>
          </table:table-cell>
          <table:table-cell table:formula="of:=[.B24]-[.C24]" office:value-type="float" office:value="0.36822366" calcext:value-type="float">
            <text:p>0,36822366</text:p>
          </table:table-cell>
          <table:table-cell office:value-type="float" office:value="-0.3328691" calcext:value-type="float">
            <text:p>-0,3328691</text:p>
          </table:table-cell>
          <table:table-cell table:formula="of:=[.B24]-[.E24]" office:value-type="float" office:value="5.3377291" calcext:value-type="float">
            <text:p>5,3377291</text:p>
          </table:table-cell>
          <table:table-cell office:value-type="float" office:value="4.63940782" calcext:value-type="float">
            <text:p>4,63940782</text:p>
          </table:table-cell>
          <table:table-cell table:formula="of:=[.B24]-[.G24]" office:value-type="float" office:value="0.36545218" calcext:value-type="float">
            <text:p>0,36545218</text:p>
          </table:table-cell>
          <table:table-cell office:value-type="float" office:value="4.88562373" calcext:value-type="float">
            <text:p>4,88562373</text:p>
          </table:table-cell>
          <table:table-cell table:formula="of:=[.B24]-[.I24]" office:value-type="float" office:value="0.11923627" calcext:value-type="float">
            <text:p>0,11923627</text:p>
          </table:table-cell>
          <table:table-cell office:value-type="float" office:value="5.00486" calcext:value-type="float">
            <text:p>5,00486</text:p>
          </table:table-cell>
          <table:table-cell table:formula="of:=[.B24]-[.K24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21: x component of center of mass of link LShr</text:p>
          </table:table-cell>
          <table:table-cell office:value-type="float" office:value="0.00729315" calcext:value-type="float">
            <text:p>0,00729315</text:p>
          </table:table-cell>
          <table:table-cell office:value-type="float" office:value="-0.24364986" calcext:value-type="float">
            <text:p>-0,24364986</text:p>
          </table:table-cell>
          <table:table-cell table:formula="of:=[.B25]-[.C25]" office:value-type="float" office:value="0.25094301" calcext:value-type="float">
            <text:p>0,25094301</text:p>
          </table:table-cell>
          <table:table-cell office:value-type="float" office:value="3.45653588" calcext:value-type="float">
            <text:p>3,45653588</text:p>
          </table:table-cell>
          <table:table-cell table:formula="of:=[.B25]-[.E25]" office:value-type="float" office:value="-3.44924273" calcext:value-type="float">
            <text:p>-3,44924273</text:p>
          </table:table-cell>
          <table:table-cell office:value-type="float" office:value="-0.2430021" calcext:value-type="float">
            <text:p>-0,2430021</text:p>
          </table:table-cell>
          <table:table-cell table:formula="of:=[.B25]-[.G25]" office:value-type="float" office:value="0.25029525" calcext:value-type="float">
            <text:p>0,25029525</text:p>
          </table:table-cell>
          <table:table-cell office:value-type="float" office:value="-0.09154263" calcext:value-type="float">
            <text:p>-0,09154263</text:p>
          </table:table-cell>
          <table:table-cell table:formula="of:=[.B25]-[.I25]" office:value-type="float" office:value="0.09883578" calcext:value-type="float">
            <text:p>0,09883578</text:p>
          </table:table-cell>
          <table:table-cell office:value-type="float" office:value="-0.28679397" calcext:value-type="float">
            <text:p>-0,28679397</text:p>
          </table:table-cell>
          <table:table-cell table:formula="of:=[.B25]-[.K25]" office:value-type="float" office:value="0.29408712" calcext:value-type="float">
            <text:p>0,2940871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22: y component of center of mass of link LShr</text:p>
          </table:table-cell>
          <table:table-cell office:value-type="float" office:value="-0.00002698" calcext:value-type="float">
            <text:p>-0,00002698</text:p>
          </table:table-cell>
          <table:table-cell office:value-type="float" office:value="0.28433339" calcext:value-type="float">
            <text:p>0,28433339</text:p>
          </table:table-cell>
          <table:table-cell table:formula="of:=[.B26]-[.C26]" office:value-type="float" office:value="-0.28436037" calcext:value-type="float">
            <text:p>-0,28436037</text:p>
          </table:table-cell>
          <table:table-cell office:value-type="float" office:value="-4.14748769" calcext:value-type="float">
            <text:p>-4,14748769</text:p>
          </table:table-cell>
          <table:table-cell table:formula="of:=[.B26]-[.E26]" office:value-type="float" office:value="4.14746071" calcext:value-type="float">
            <text:p>4,14746071</text:p>
          </table:table-cell>
          <table:table-cell office:value-type="float" office:value="0.29757481" calcext:value-type="float">
            <text:p>0,29757481</text:p>
          </table:table-cell>
          <table:table-cell table:formula="of:=[.B26]-[.G26]" office:value-type="float" office:value="-0.29760179" calcext:value-type="float">
            <text:p>-0,29760179</text:p>
          </table:table-cell>
          <table:table-cell office:value-type="float" office:value="0.62400765" calcext:value-type="float">
            <text:p>0,62400765</text:p>
          </table:table-cell>
          <table:table-cell table:formula="of:=[.B26]-[.I26]" office:value-type="float" office:value="-0.62403463" calcext:value-type="float">
            <text:p>-0,62403463</text:p>
          </table:table-cell>
          <table:table-cell office:value-type="float" office:value="0.32978159" calcext:value-type="float">
            <text:p>0,32978159</text:p>
          </table:table-cell>
          <table:table-cell table:formula="of:=[.B26]-[.K26]" office:value-type="float" office:value="-0.32980857" calcext:value-type="float">
            <text:p>-0,3298085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23: z component of center of mass of link LShr</text:p>
          </table:table-cell>
          <table:table-cell office:value-type="float" office:value="-0.07529701" calcext:value-type="float">
            <text:p>-0,07529701</text:p>
          </table:table-cell>
          <table:table-cell office:value-type="float" office:value="-0.24673629" calcext:value-type="float">
            <text:p>-0,24673629</text:p>
          </table:table-cell>
          <table:table-cell table:formula="of:=[.B27]-[.C27]" office:value-type="float" office:value="0.17143928" calcext:value-type="float">
            <text:p>0,17143928</text:p>
          </table:table-cell>
          <table:table-cell office:value-type="float" office:value="6.01741233" calcext:value-type="float">
            <text:p>6,01741233</text:p>
          </table:table-cell>
          <table:table-cell table:formula="of:=[.B27]-[.E27]" office:value-type="float" office:value="-6.09270934" calcext:value-type="float">
            <text:p>-6,09270934</text:p>
          </table:table-cell>
          <table:table-cell office:value-type="float" office:value="-0.24778023" calcext:value-type="float">
            <text:p>-0,24778023</text:p>
          </table:table-cell>
          <table:table-cell table:formula="of:=[.B27]-[.G27]" office:value-type="float" office:value="0.17248322" calcext:value-type="float">
            <text:p>0,17248322</text:p>
          </table:table-cell>
          <table:table-cell office:value-type="float" office:value="-0.37205535" calcext:value-type="float">
            <text:p>-0,37205535</text:p>
          </table:table-cell>
          <table:table-cell table:formula="of:=[.B27]-[.I27]" office:value-type="float" office:value="0.29675834" calcext:value-type="float">
            <text:p>0,29675834</text:p>
          </table:table-cell>
          <table:table-cell office:value-type="float" office:value="0.30714054" calcext:value-type="float">
            <text:p>0,30714054</text:p>
          </table:table-cell>
          <table:table-cell table:formula="of:=[.B27]-[.K27]" office:value-type="float" office:value="-0.38243755" calcext:value-type="float">
            <text:p>-0,3824375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24: xx component of inertia matrix of link LShr</text:p>
          </table:table-cell>
          <table:table-cell office:value-type="float" office:value="0.01644344" calcext:value-type="float">
            <text:p>0,01644344</text:p>
          </table:table-cell>
          <table:table-cell office:value-type="float" office:value="-4.460341" calcext:value-type="float">
            <text:p>-4,460341</text:p>
          </table:table-cell>
          <table:table-cell table:formula="of:=[.B28]-[.C28]" office:value-type="float" office:value="4.47678444" calcext:value-type="float">
            <text:p>4,47678444</text:p>
          </table:table-cell>
          <table:table-cell office:value-type="float" office:value="14.02307791" calcext:value-type="float">
            <text:p>14,02307791</text:p>
          </table:table-cell>
          <table:table-cell table:formula="of:=[.B28]-[.E28]" office:value-type="float" office:value="-14.00663447" calcext:value-type="float">
            <text:p>-14,00663447</text:p>
          </table:table-cell>
          <table:table-cell office:value-type="float" office:value="-4.54131677" calcext:value-type="float">
            <text:p>-4,54131677</text:p>
          </table:table-cell>
          <table:table-cell table:formula="of:=[.B28]-[.G28]" office:value-type="float" office:value="4.55776021" calcext:value-type="float">
            <text:p>4,55776021</text:p>
          </table:table-cell>
          <table:table-cell office:value-type="float" office:value="-5.02609719" calcext:value-type="float">
            <text:p>-5,02609719</text:p>
          </table:table-cell>
          <table:table-cell table:formula="of:=[.B28]-[.I28]" office:value-type="float" office:value="5.04254063" calcext:value-type="float">
            <text:p>5,04254063</text:p>
          </table:table-cell>
          <table:table-cell office:value-type="float" office:value="-0.97162385" calcext:value-type="float">
            <text:p>-0,97162385</text:p>
          </table:table-cell>
          <table:table-cell table:formula="of:=[.B28]-[.K28]" office:value-type="float" office:value="0.98806729" calcext:value-type="float">
            <text:p>0,9880672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25: xy component of inertia matrix of link LShr</text:p>
          </table:table-cell>
          <table:table-cell office:value-type="float" office:value="0.00001187" calcext:value-type="float">
            <text:p>0,00001187</text:p>
          </table:table-cell>
          <table:table-cell office:value-type="float" office:value="1.63421492" calcext:value-type="float">
            <text:p>1,63421492</text:p>
          </table:table-cell>
          <table:table-cell table:formula="of:=[.B29]-[.C29]" office:value-type="float" office:value="-1.63420305" calcext:value-type="float">
            <text:p>-1,63420305</text:p>
          </table:table-cell>
          <table:table-cell office:value-type="float" office:value="6.73039538" calcext:value-type="float">
            <text:p>6,73039538</text:p>
          </table:table-cell>
          <table:table-cell table:formula="of:=[.B29]-[.E29]" office:value-type="float" office:value="-6.73038351" calcext:value-type="float">
            <text:p>-6,73038351</text:p>
          </table:table-cell>
          <table:table-cell office:value-type="float" office:value="1.62292279" calcext:value-type="float">
            <text:p>1,62292279</text:p>
          </table:table-cell>
          <table:table-cell table:formula="of:=[.B29]-[.G29]" office:value-type="float" office:value="-1.62291092" calcext:value-type="float">
            <text:p>-1,62291092</text:p>
          </table:table-cell>
          <table:table-cell office:value-type="float" office:value="6.3396079" calcext:value-type="float">
            <text:p>6,3396079</text:p>
          </table:table-cell>
          <table:table-cell table:formula="of:=[.B29]-[.I29]" office:value-type="float" office:value="-6.33959603" calcext:value-type="float">
            <text:p>-6,33959603</text:p>
          </table:table-cell>
          <table:table-cell office:value-type="float" office:value="-0.47334365" calcext:value-type="float">
            <text:p>-0,47334365</text:p>
          </table:table-cell>
          <table:table-cell table:formula="of:=[.B29]-[.K29]" office:value-type="float" office:value="0.47335552" calcext:value-type="float">
            <text:p>0,4733555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26: xz component of inertia matrix of link LShr</text:p>
          </table:table-cell>
          <table:table-cell office:value-type="float" office:value="-0.00010546" calcext:value-type="float">
            <text:p>-0,00010546</text:p>
          </table:table-cell>
          <table:table-cell office:value-type="float" office:value="2.64440325" calcext:value-type="float">
            <text:p>2,64440325</text:p>
          </table:table-cell>
          <table:table-cell table:formula="of:=[.B30]-[.C30]" office:value-type="float" office:value="-2.64450871" calcext:value-type="float">
            <text:p>-2,64450871</text:p>
          </table:table-cell>
          <table:table-cell office:value-type="float" office:value="-4.58094702" calcext:value-type="float">
            <text:p>-4,58094702</text:p>
          </table:table-cell>
          <table:table-cell table:formula="of:=[.B30]-[.E30]" office:value-type="float" office:value="4.58084156" calcext:value-type="float">
            <text:p>4,58084156</text:p>
          </table:table-cell>
          <table:table-cell office:value-type="float" office:value="2.62187562" calcext:value-type="float">
            <text:p>2,62187562</text:p>
          </table:table-cell>
          <table:table-cell table:formula="of:=[.B30]-[.G30]" office:value-type="float" office:value="-2.62198108" calcext:value-type="float">
            <text:p>-2,62198108</text:p>
          </table:table-cell>
          <table:table-cell office:value-type="float" office:value="1.85472256" calcext:value-type="float">
            <text:p>1,85472256</text:p>
          </table:table-cell>
          <table:table-cell table:formula="of:=[.B30]-[.I30]" office:value-type="float" office:value="-1.85482802" calcext:value-type="float">
            <text:p>-1,85482802</text:p>
          </table:table-cell>
          <table:table-cell office:value-type="float" office:value="0.20411289" calcext:value-type="float">
            <text:p>0,20411289</text:p>
          </table:table-cell>
          <table:table-cell table:formula="of:=[.B30]-[.K30]" office:value-type="float" office:value="-0.20421835" calcext:value-type="float">
            <text:p>-0,2042183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27: yy component of inertia matrix of link LShr</text:p>
          </table:table-cell>
          <table:table-cell office:value-type="float" office:value="0.01804804" calcext:value-type="float">
            <text:p>0,01804804</text:p>
          </table:table-cell>
          <table:table-cell office:value-type="float" office:value="-1.8630748" calcext:value-type="float">
            <text:p>-1,8630748</text:p>
          </table:table-cell>
          <table:table-cell table:formula="of:=[.B31]-[.C31]" office:value-type="float" office:value="1.88112284" calcext:value-type="float">
            <text:p>1,88112284</text:p>
          </table:table-cell>
          <table:table-cell office:value-type="float" office:value="14.74944769" calcext:value-type="float">
            <text:p>14,74944769</text:p>
          </table:table-cell>
          <table:table-cell table:formula="of:=[.B31]-[.E31]" office:value-type="float" office:value="-14.73139965" calcext:value-type="float">
            <text:p>-14,73139965</text:p>
          </table:table-cell>
          <table:table-cell office:value-type="float" office:value="-1.88586353" calcext:value-type="float">
            <text:p>-1,88586353</text:p>
          </table:table-cell>
          <table:table-cell table:formula="of:=[.B31]-[.G31]" office:value-type="float" office:value="1.90391157" calcext:value-type="float">
            <text:p>1,90391157</text:p>
          </table:table-cell>
          <table:table-cell office:value-type="float" office:value="-6.7721647" calcext:value-type="float">
            <text:p>-6,7721647</text:p>
          </table:table-cell>
          <table:table-cell table:formula="of:=[.B31]-[.I31]" office:value-type="float" office:value="6.79021274" calcext:value-type="float">
            <text:p>6,79021274</text:p>
          </table:table-cell>
          <table:table-cell office:value-type="float" office:value="0.24200454" calcext:value-type="float">
            <text:p>0,24200454</text:p>
          </table:table-cell>
          <table:table-cell table:formula="of:=[.B31]-[.K31]" office:value-type="float" office:value="-0.2239565" calcext:value-type="float">
            <text:p>-0,223956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28: yz component of inertia matrix of link LShr</text:p>
          </table:table-cell>
          <table:table-cell office:value-type="float" office:value="0.00000565" calcext:value-type="float">
            <text:p>0,00000565</text:p>
          </table:table-cell>
          <table:table-cell office:value-type="float" office:value="2.06819844" calcext:value-type="float">
            <text:p>2,06819844</text:p>
          </table:table-cell>
          <table:table-cell table:formula="of:=[.B32]-[.C32]" office:value-type="float" office:value="-2.06819279" calcext:value-type="float">
            <text:p>-2,06819279</text:p>
          </table:table-cell>
          <table:table-cell office:value-type="float" office:value="10.68519092" calcext:value-type="float">
            <text:p>10,68519092</text:p>
          </table:table-cell>
          <table:table-cell table:formula="of:=[.B32]-[.E32]" office:value-type="float" office:value="-10.68518527" calcext:value-type="float">
            <text:p>-10,68518527</text:p>
          </table:table-cell>
          <table:table-cell office:value-type="float" office:value="2.03565105" calcext:value-type="float">
            <text:p>2,03565105</text:p>
          </table:table-cell>
          <table:table-cell table:formula="of:=[.B32]-[.G32]" office:value-type="float" office:value="-2.0356454" calcext:value-type="float">
            <text:p>-2,0356454</text:p>
          </table:table-cell>
          <table:table-cell office:value-type="float" office:value="-0.80573114" calcext:value-type="float">
            <text:p>-0,80573114</text:p>
          </table:table-cell>
          <table:table-cell table:formula="of:=[.B32]-[.I32]" office:value-type="float" office:value="0.80573679" calcext:value-type="float">
            <text:p>0,80573679</text:p>
          </table:table-cell>
          <table:table-cell office:value-type="float" office:value="1.1016008" calcext:value-type="float">
            <text:p>1,1016008</text:p>
          </table:table-cell>
          <table:table-cell table:formula="of:=[.B32]-[.K32]" office:value-type="float" office:value="-1.10159515" calcext:value-type="float">
            <text:p>-1,1015951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29: zz component of inertia matrix of link LShr</text:p>
          </table:table-cell>
          <table:table-cell office:value-type="float" office:value="0.0080242" calcext:value-type="float">
            <text:p>0,0080242</text:p>
          </table:table-cell>
          <table:table-cell office:value-type="float" office:value="-3.10164787" calcext:value-type="float">
            <text:p>-3,10164787</text:p>
          </table:table-cell>
          <table:table-cell table:formula="of:=[.B33]-[.C33]" office:value-type="float" office:value="3.10967207" calcext:value-type="float">
            <text:p>3,10967207</text:p>
          </table:table-cell>
          <table:table-cell office:value-type="float" office:value="7.23123832" calcext:value-type="float">
            <text:p>7,23123832</text:p>
          </table:table-cell>
          <table:table-cell table:formula="of:=[.B33]-[.E33]" office:value-type="float" office:value="-7.22321412" calcext:value-type="float">
            <text:p>-7,22321412</text:p>
          </table:table-cell>
          <table:table-cell office:value-type="float" office:value="-3.11312159" calcext:value-type="float">
            <text:p>-3,11312159</text:p>
          </table:table-cell>
          <table:table-cell table:formula="of:=[.B33]-[.G33]" office:value-type="float" office:value="3.12114579" calcext:value-type="float">
            <text:p>3,12114579</text:p>
          </table:table-cell>
          <table:table-cell office:value-type="float" office:value="1.21904155" calcext:value-type="float">
            <text:p>1,21904155</text:p>
          </table:table-cell>
          <table:table-cell table:formula="of:=[.B33]-[.I33]" office:value-type="float" office:value="-1.21101735" calcext:value-type="float">
            <text:p>-1,21101735</text:p>
          </table:table-cell>
          <table:table-cell office:value-type="float" office:value="-0.94767126" calcext:value-type="float">
            <text:p>-0,94767126</text:p>
          </table:table-cell>
          <table:table-cell table:formula="of:=[.B33]-[.K33]" office:value-type="float" office:value="0.95569546" calcext:value-type="float">
            <text:p>0,9556954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30: mass of link LShy <text:s text:c="16"/></text:p>
          </table:table-cell>
          <table:table-cell office:value-type="float" office:value="3.20289" calcext:value-type="float">
            <text:p>3,20289</text:p>
          </table:table-cell>
          <table:table-cell office:value-type="float" office:value="2.74869169" calcext:value-type="float">
            <text:p>2,74869169</text:p>
          </table:table-cell>
          <table:table-cell table:formula="of:=[.B34]-[.C34]" office:value-type="float" office:value="0.45419831" calcext:value-type="float">
            <text:p>0,45419831</text:p>
          </table:table-cell>
          <table:table-cell office:value-type="float" office:value="-0.13640736" calcext:value-type="float">
            <text:p>-0,13640736</text:p>
          </table:table-cell>
          <table:table-cell table:formula="of:=[.B34]-[.E34]" office:value-type="float" office:value="3.33929736" calcext:value-type="float">
            <text:p>3,33929736</text:p>
          </table:table-cell>
          <table:table-cell office:value-type="float" office:value="2.74953508" calcext:value-type="float">
            <text:p>2,74953508</text:p>
          </table:table-cell>
          <table:table-cell table:formula="of:=[.B34]-[.G34]" office:value-type="float" office:value="0.45335492" calcext:value-type="float">
            <text:p>0,45335492</text:p>
          </table:table-cell>
          <table:table-cell office:value-type="float" office:value="2.97998844" calcext:value-type="float">
            <text:p>2,97998844</text:p>
          </table:table-cell>
          <table:table-cell table:formula="of:=[.B34]-[.I34]" office:value-type="float" office:value="0.22290156" calcext:value-type="float">
            <text:p>0,22290156</text:p>
          </table:table-cell>
          <table:table-cell office:value-type="float" office:value="3.20289" calcext:value-type="float">
            <text:p>3,20289</text:p>
          </table:table-cell>
          <table:table-cell table:formula="of:=[.B34]-[.K34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31: x component of center of mass of link LShy</text:p>
          </table:table-cell>
          <table:table-cell office:value-type="float" office:value="0.02765374" calcext:value-type="float">
            <text:p>0,02765374</text:p>
          </table:table-cell>
          <table:table-cell office:value-type="float" office:value="-0.74826306" calcext:value-type="float">
            <text:p>-0,74826306</text:p>
          </table:table-cell>
          <table:table-cell table:formula="of:=[.B35]-[.C35]" office:value-type="float" office:value="0.7759168" calcext:value-type="float">
            <text:p>0,7759168</text:p>
          </table:table-cell>
          <table:table-cell office:value-type="float" office:value="13.9541877" calcext:value-type="float">
            <text:p>13,9541877</text:p>
          </table:table-cell>
          <table:table-cell table:formula="of:=[.B35]-[.E35]" office:value-type="float" office:value="-13.92653396" calcext:value-type="float">
            <text:p>-13,92653396</text:p>
          </table:table-cell>
          <table:table-cell office:value-type="float" office:value="-0.73232081" calcext:value-type="float">
            <text:p>-0,73232081</text:p>
          </table:table-cell>
          <table:table-cell table:formula="of:=[.B35]-[.G35]" office:value-type="float" office:value="0.75997455" calcext:value-type="float">
            <text:p>0,75997455</text:p>
          </table:table-cell>
          <table:table-cell office:value-type="float" office:value="0.23070708" calcext:value-type="float">
            <text:p>0,23070708</text:p>
          </table:table-cell>
          <table:table-cell table:formula="of:=[.B35]-[.I35]" office:value-type="float" office:value="-0.20305334" calcext:value-type="float">
            <text:p>-0,20305334</text:p>
          </table:table-cell>
          <table:table-cell office:value-type="float" office:value="-0.28742391" calcext:value-type="float">
            <text:p>-0,28742391</text:p>
          </table:table-cell>
          <table:table-cell table:formula="of:=[.B35]-[.K35]" office:value-type="float" office:value="0.31507765" calcext:value-type="float">
            <text:p>0,3150776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32: y component of center of mass of link LShy</text:p>
          </table:table-cell>
          <table:table-cell office:value-type="float" office:value="0.03258651" calcext:value-type="float">
            <text:p>0,03258651</text:p>
          </table:table-cell>
          <table:table-cell office:value-type="float" office:value="0.13813892" calcext:value-type="float">
            <text:p>0,13813892</text:p>
          </table:table-cell>
          <table:table-cell table:formula="of:=[.B36]-[.C36]" office:value-type="float" office:value="-0.10555241" calcext:value-type="float">
            <text:p>-0,10555241</text:p>
          </table:table-cell>
          <table:table-cell office:value-type="float" office:value="-2.41470258" calcext:value-type="float">
            <text:p>-2,41470258</text:p>
          </table:table-cell>
          <table:table-cell table:formula="of:=[.B36]-[.E36]" office:value-type="float" office:value="2.44728909" calcext:value-type="float">
            <text:p>2,44728909</text:p>
          </table:table-cell>
          <table:table-cell office:value-type="float" office:value="0.13775423" calcext:value-type="float">
            <text:p>0,13775423</text:p>
          </table:table-cell>
          <table:table-cell table:formula="of:=[.B36]-[.G36]" office:value-type="float" office:value="-0.10516772" calcext:value-type="float">
            <text:p>-0,10516772</text:p>
          </table:table-cell>
          <table:table-cell office:value-type="float" office:value="0.10473955" calcext:value-type="float">
            <text:p>0,10473955</text:p>
          </table:table-cell>
          <table:table-cell table:formula="of:=[.B36]-[.I36]" office:value-type="float" office:value="-0.07215304" calcext:value-type="float">
            <text:p>-0,07215304</text:p>
          </table:table-cell>
          <table:table-cell office:value-type="float" office:value="0.26249184" calcext:value-type="float">
            <text:p>0,26249184</text:p>
          </table:table-cell>
          <table:table-cell table:formula="of:=[.B36]-[.K36]" office:value-type="float" office:value="-0.22990533" calcext:value-type="float">
            <text:p>-0,2299053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33: z component of center of mass of link LShy</text:p>
          </table:table-cell>
          <table:table-cell office:value-type="float" office:value="-0.12698781" calcext:value-type="float">
            <text:p>-0,12698781</text:p>
          </table:table-cell>
          <table:table-cell office:value-type="float" office:value="0.41292812" calcext:value-type="float">
            <text:p>0,41292812</text:p>
          </table:table-cell>
          <table:table-cell table:formula="of:=[.B37]-[.C37]" office:value-type="float" office:value="-0.53991593" calcext:value-type="float">
            <text:p>-0,53991593</text:p>
          </table:table-cell>
          <table:table-cell office:value-type="float" office:value="-1.70873878" calcext:value-type="float">
            <text:p>-1,70873878</text:p>
          </table:table-cell>
          <table:table-cell table:formula="of:=[.B37]-[.E37]" office:value-type="float" office:value="1.58175097" calcext:value-type="float">
            <text:p>1,58175097</text:p>
          </table:table-cell>
          <table:table-cell office:value-type="float" office:value="0.42112148" calcext:value-type="float">
            <text:p>0,42112148</text:p>
          </table:table-cell>
          <table:table-cell table:formula="of:=[.B37]-[.G37]" office:value-type="float" office:value="-0.54810929" calcext:value-type="float">
            <text:p>-0,54810929</text:p>
          </table:table-cell>
          <table:table-cell office:value-type="float" office:value="0.66042741" calcext:value-type="float">
            <text:p>0,66042741</text:p>
          </table:table-cell>
          <table:table-cell table:formula="of:=[.B37]-[.I37]" office:value-type="float" office:value="-0.78741522" calcext:value-type="float">
            <text:p>-0,78741522</text:p>
          </table:table-cell>
          <table:table-cell office:value-type="float" office:value="-0.12698781" calcext:value-type="float">
            <text:p>-0,12698781</text:p>
          </table:table-cell>
          <table:table-cell table:formula="of:=[.B37]-[.K37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34: xx component of inertia matrix of link LShy</text:p>
          </table:table-cell>
          <table:table-cell office:value-type="float" office:value="0.01129051" calcext:value-type="float">
            <text:p>0,01129051</text:p>
          </table:table-cell>
          <table:table-cell office:value-type="float" office:value="-2.53474407" calcext:value-type="float">
            <text:p>-2,53474407</text:p>
          </table:table-cell>
          <table:table-cell table:formula="of:=[.B38]-[.C38]" office:value-type="float" office:value="2.54603458" calcext:value-type="float">
            <text:p>2,54603458</text:p>
          </table:table-cell>
          <table:table-cell office:value-type="float" office:value="-0.82461394" calcext:value-type="float">
            <text:p>-0,82461394</text:p>
          </table:table-cell>
          <table:table-cell table:formula="of:=[.B38]-[.E38]" office:value-type="float" office:value="0.83590445" calcext:value-type="float">
            <text:p>0,83590445</text:p>
          </table:table-cell>
          <table:table-cell office:value-type="float" office:value="-2.58687031" calcext:value-type="float">
            <text:p>-2,58687031</text:p>
          </table:table-cell>
          <table:table-cell table:formula="of:=[.B38]-[.G38]" office:value-type="float" office:value="2.59816082" calcext:value-type="float">
            <text:p>2,59816082</text:p>
          </table:table-cell>
          <table:table-cell office:value-type="float" office:value="-4.34467972" calcext:value-type="float">
            <text:p>-4,34467972</text:p>
          </table:table-cell>
          <table:table-cell table:formula="of:=[.B38]-[.I38]" office:value-type="float" office:value="4.35597023" calcext:value-type="float">
            <text:p>4,35597023</text:p>
          </table:table-cell>
          <table:table-cell office:value-type="float" office:value="-7.85953079" calcext:value-type="float">
            <text:p>-7,85953079</text:p>
          </table:table-cell>
          <table:table-cell table:formula="of:=[.B38]-[.K38]" office:value-type="float" office:value="7.8708213" calcext:value-type="float">
            <text:p>7,870821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35: xy component of inertia matrix of link LShy</text:p>
          </table:table-cell>
          <table:table-cell office:value-type="float" office:value="-0.00013518" calcext:value-type="float">
            <text:p>-0,00013518</text:p>
          </table:table-cell>
          <table:table-cell office:value-type="float" office:value="-0.828453" calcext:value-type="float">
            <text:p>-0,828453</text:p>
          </table:table-cell>
          <table:table-cell table:formula="of:=[.B39]-[.C39]" office:value-type="float" office:value="0.82831782" calcext:value-type="float">
            <text:p>0,82831782</text:p>
          </table:table-cell>
          <table:table-cell office:value-type="float" office:value="4.0614426" calcext:value-type="float">
            <text:p>4,0614426</text:p>
          </table:table-cell>
          <table:table-cell table:formula="of:=[.B39]-[.E39]" office:value-type="float" office:value="-4.06157778" calcext:value-type="float">
            <text:p>-4,06157778</text:p>
          </table:table-cell>
          <table:table-cell office:value-type="float" office:value="-0.81398425" calcext:value-type="float">
            <text:p>-0,81398425</text:p>
          </table:table-cell>
          <table:table-cell table:formula="of:=[.B39]-[.G39]" office:value-type="float" office:value="0.81384907" calcext:value-type="float">
            <text:p>0,81384907</text:p>
          </table:table-cell>
          <table:table-cell office:value-type="float" office:value="-0.42982727" calcext:value-type="float">
            <text:p>-0,42982727</text:p>
          </table:table-cell>
          <table:table-cell table:formula="of:=[.B39]-[.I39]" office:value-type="float" office:value="0.42969209" calcext:value-type="float">
            <text:p>0,42969209</text:p>
          </table:table-cell>
          <table:table-cell office:value-type="float" office:value="-0.24466805" calcext:value-type="float">
            <text:p>-0,24466805</text:p>
          </table:table-cell>
          <table:table-cell table:formula="of:=[.B39]-[.K39]" office:value-type="float" office:value="0.24453287" calcext:value-type="float">
            <text:p>0,2445328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36: xz component of inertia matrix of link LShy</text:p>
          </table:table-cell>
          <table:table-cell office:value-type="float" office:value="-0.0013476" calcext:value-type="float">
            <text:p>-0,0013476</text:p>
          </table:table-cell>
          <table:table-cell office:value-type="float" office:value="-1.16027352" calcext:value-type="float">
            <text:p>-1,16027352</text:p>
          </table:table-cell>
          <table:table-cell table:formula="of:=[.B40]-[.C40]" office:value-type="float" office:value="1.15892592" calcext:value-type="float">
            <text:p>1,15892592</text:p>
          </table:table-cell>
          <table:table-cell office:value-type="float" office:value="2.95877443" calcext:value-type="float">
            <text:p>2,95877443</text:p>
          </table:table-cell>
          <table:table-cell table:formula="of:=[.B40]-[.E40]" office:value-type="float" office:value="-2.96012203" calcext:value-type="float">
            <text:p>-2,96012203</text:p>
          </table:table-cell>
          <table:table-cell office:value-type="float" office:value="-1.15818997" calcext:value-type="float">
            <text:p>-1,15818997</text:p>
          </table:table-cell>
          <table:table-cell table:formula="of:=[.B40]-[.G40]" office:value-type="float" office:value="1.15684237" calcext:value-type="float">
            <text:p>1,15684237</text:p>
          </table:table-cell>
          <table:table-cell office:value-type="float" office:value="-0.29334872" calcext:value-type="float">
            <text:p>-0,29334872</text:p>
          </table:table-cell>
          <table:table-cell table:formula="of:=[.B40]-[.I40]" office:value-type="float" office:value="0.29200112" calcext:value-type="float">
            <text:p>0,29200112</text:p>
          </table:table-cell>
          <table:table-cell office:value-type="float" office:value="0.1268033" calcext:value-type="float">
            <text:p>0,1268033</text:p>
          </table:table-cell>
          <table:table-cell table:formula="of:=[.B40]-[.K40]" office:value-type="float" office:value="-0.1281509" calcext:value-type="float">
            <text:p>-0,128150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37: yy component of inertia matrix of link LShy</text:p>
          </table:table-cell>
          <table:table-cell office:value-type="float" office:value="0.00984956" calcext:value-type="float">
            <text:p>0,00984956</text:p>
          </table:table-cell>
          <table:table-cell office:value-type="float" office:value="-5.06403613" calcext:value-type="float">
            <text:p>-5,06403613</text:p>
          </table:table-cell>
          <table:table-cell table:formula="of:=[.B41]-[.C41]" office:value-type="float" office:value="5.07388569" calcext:value-type="float">
            <text:p>5,07388569</text:p>
          </table:table-cell>
          <table:table-cell office:value-type="float" office:value="23.94143817" calcext:value-type="float">
            <text:p>23,94143817</text:p>
          </table:table-cell>
          <table:table-cell table:formula="of:=[.B41]-[.E41]" office:value-type="float" office:value="-23.93158861" calcext:value-type="float">
            <text:p>-23,93158861</text:p>
          </table:table-cell>
          <table:table-cell office:value-type="float" office:value="-5.0490313" calcext:value-type="float">
            <text:p>-5,0490313</text:p>
          </table:table-cell>
          <table:table-cell table:formula="of:=[.B41]-[.G41]" office:value-type="float" office:value="5.05888086" calcext:value-type="float">
            <text:p>5,05888086</text:p>
          </table:table-cell>
          <table:table-cell office:value-type="float" office:value="-6.90971796" calcext:value-type="float">
            <text:p>-6,90971796</text:p>
          </table:table-cell>
          <table:table-cell table:formula="of:=[.B41]-[.I41]" office:value-type="float" office:value="6.91956752" calcext:value-type="float">
            <text:p>6,91956752</text:p>
          </table:table-cell>
          <table:table-cell office:value-type="float" office:value="-6.33305038" calcext:value-type="float">
            <text:p>-6,33305038</text:p>
          </table:table-cell>
          <table:table-cell table:formula="of:=[.B41]-[.K41]" office:value-type="float" office:value="6.34289994" calcext:value-type="float">
            <text:p>6,3428999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38: yz component of inertia matrix of link LShy</text:p>
          </table:table-cell>
          <table:table-cell office:value-type="float" office:value="0.00026835" calcext:value-type="float">
            <text:p>0,00026835</text:p>
          </table:table-cell>
          <table:table-cell office:value-type="float" office:value="-1.52351538" calcext:value-type="float">
            <text:p>-1,52351538</text:p>
          </table:table-cell>
          <table:table-cell table:formula="of:=[.B42]-[.C42]" office:value-type="float" office:value="1.52378373" calcext:value-type="float">
            <text:p>1,52378373</text:p>
          </table:table-cell>
          <table:table-cell office:value-type="float" office:value="-2.24784199" calcext:value-type="float">
            <text:p>-2,24784199</text:p>
          </table:table-cell>
          <table:table-cell table:formula="of:=[.B42]-[.E42]" office:value-type="float" office:value="2.24811034" calcext:value-type="float">
            <text:p>2,24811034</text:p>
          </table:table-cell>
          <table:table-cell office:value-type="float" office:value="-1.51810203" calcext:value-type="float">
            <text:p>-1,51810203</text:p>
          </table:table-cell>
          <table:table-cell table:formula="of:=[.B42]-[.G42]" office:value-type="float" office:value="1.51837038" calcext:value-type="float">
            <text:p>1,51837038</text:p>
          </table:table-cell>
          <table:table-cell office:value-type="float" office:value="-3.73575749" calcext:value-type="float">
            <text:p>-3,73575749</text:p>
          </table:table-cell>
          <table:table-cell table:formula="of:=[.B42]-[.I42]" office:value-type="float" office:value="3.73602584" calcext:value-type="float">
            <text:p>3,73602584</text:p>
          </table:table-cell>
          <table:table-cell office:value-type="float" office:value="-0.09324058" calcext:value-type="float">
            <text:p>-0,09324058</text:p>
          </table:table-cell>
          <table:table-cell table:formula="of:=[.B42]-[.K42]" office:value-type="float" office:value="0.09350893" calcext:value-type="float">
            <text:p>0,0935089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39: zz component of inertia matrix of link LShy</text:p>
          </table:table-cell>
          <table:table-cell office:value-type="float" office:value="0.00728547" calcext:value-type="float">
            <text:p>0,00728547</text:p>
          </table:table-cell>
          <table:table-cell office:value-type="float" office:value="-2.47741135" calcext:value-type="float">
            <text:p>-2,47741135</text:p>
          </table:table-cell>
          <table:table-cell table:formula="of:=[.B43]-[.C43]" office:value-type="float" office:value="2.48469682" calcext:value-type="float">
            <text:p>2,48469682</text:p>
          </table:table-cell>
          <table:table-cell office:value-type="float" office:value="26.46879712" calcext:value-type="float">
            <text:p>26,46879712</text:p>
          </table:table-cell>
          <table:table-cell table:formula="of:=[.B43]-[.E43]" office:value-type="float" office:value="-26.46151165" calcext:value-type="float">
            <text:p>-26,46151165</text:p>
          </table:table-cell>
          <table:table-cell office:value-type="float" office:value="-2.38233795" calcext:value-type="float">
            <text:p>-2,38233795</text:p>
          </table:table-cell>
          <table:table-cell table:formula="of:=[.B43]-[.G43]" office:value-type="float" office:value="2.38962342" calcext:value-type="float">
            <text:p>2,38962342</text:p>
          </table:table-cell>
          <table:table-cell office:value-type="float" office:value="1.13557005" calcext:value-type="float">
            <text:p>1,13557005</text:p>
          </table:table-cell>
          <table:table-cell table:formula="of:=[.B43]-[.I43]" office:value-type="float" office:value="-1.12828458" calcext:value-type="float">
            <text:p>-1,12828458</text:p>
          </table:table-cell>
          <table:table-cell office:value-type="float" office:value="-2.78518938" calcext:value-type="float">
            <text:p>-2,78518938</text:p>
          </table:table-cell>
          <table:table-cell table:formula="of:=[.B43]-[.K43]" office:value-type="float" office:value="2.79247485" calcext:value-type="float">
            <text:p>2,7924748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40: mass of link LElb <text:s text:c="16"/></text:p>
          </table:table-cell>
          <table:table-cell office:value-type="float" office:value="0.867654" calcext:value-type="float">
            <text:p>0,867654</text:p>
          </table:table-cell>
          <table:table-cell office:value-type="float" office:value="-0.01898608" calcext:value-type="float">
            <text:p>-0,01898608</text:p>
          </table:table-cell>
          <table:table-cell table:formula="of:=[.B44]-[.C44]" office:value-type="float" office:value="0.88664008" calcext:value-type="float">
            <text:p>0,88664008</text:p>
          </table:table-cell>
          <table:table-cell office:value-type="float" office:value="-0.3598583" calcext:value-type="float">
            <text:p>-0,3598583</text:p>
          </table:table-cell>
          <table:table-cell table:formula="of:=[.B44]-[.E44]" office:value-type="float" office:value="1.2275123" calcext:value-type="float">
            <text:p>1,2275123</text:p>
          </table:table-cell>
          <table:table-cell office:value-type="float" office:value="-0.02145387" calcext:value-type="float">
            <text:p>-0,02145387</text:p>
          </table:table-cell>
          <table:table-cell table:formula="of:=[.B44]-[.G44]" office:value-type="float" office:value="0.88910787" calcext:value-type="float">
            <text:p>0,88910787</text:p>
          </table:table-cell>
          <table:table-cell office:value-type="float" office:value="0.10719721" calcext:value-type="float">
            <text:p>0,10719721</text:p>
          </table:table-cell>
          <table:table-cell table:formula="of:=[.B44]-[.I44]" office:value-type="float" office:value="0.76045679" calcext:value-type="float">
            <text:p>0,76045679</text:p>
          </table:table-cell>
          <table:table-cell office:value-type="float" office:value="0.867654" calcext:value-type="float">
            <text:p>0,867654</text:p>
          </table:table-cell>
          <table:table-cell table:formula="of:=[.B44]-[.K44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41: x component of center of mass of link LElb</text:p>
          </table:table-cell>
          <table:table-cell office:value-type="float" office:value="-0.05575494" calcext:value-type="float">
            <text:p>-0,05575494</text:p>
          </table:table-cell>
          <table:table-cell office:value-type="float" office:value="-36.76071768" calcext:value-type="float">
            <text:p>-36,76071768</text:p>
          </table:table-cell>
          <table:table-cell table:formula="of:=[.B45]-[.C45]" office:value-type="float" office:value="36.70496274" calcext:value-type="float">
            <text:p>36,70496274</text:p>
          </table:table-cell>
          <table:table-cell office:value-type="float" office:value="-1.33615805" calcext:value-type="float">
            <text:p>-1,33615805</text:p>
          </table:table-cell>
          <table:table-cell table:formula="of:=[.B45]-[.E45]" office:value-type="float" office:value="1.28040311" calcext:value-type="float">
            <text:p>1,28040311</text:p>
          </table:table-cell>
          <table:table-cell office:value-type="float" office:value="-31.91957244" calcext:value-type="float">
            <text:p>-31,91957244</text:p>
          </table:table-cell>
          <table:table-cell table:formula="of:=[.B45]-[.G45]" office:value-type="float" office:value="31.8638175" calcext:value-type="float">
            <text:p>31,8638175</text:p>
          </table:table-cell>
          <table:table-cell office:value-type="float" office:value="8.01981977" calcext:value-type="float">
            <text:p>8,01981977</text:p>
          </table:table-cell>
          <table:table-cell table:formula="of:=[.B45]-[.I45]" office:value-type="float" office:value="-8.07557471" calcext:value-type="float">
            <text:p>-8,07557471</text:p>
          </table:table-cell>
          <table:table-cell office:value-type="float" office:value="-0.05073875" calcext:value-type="float">
            <text:p>-0,05073875</text:p>
          </table:table-cell>
          <table:table-cell table:formula="of:=[.B45]-[.K45]" office:value-type="float" office:value="-0.00501619" calcext:value-type="float">
            <text:p>-0,0050161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42: y component of center of mass of link LElb</text:p>
          </table:table-cell>
          <table:table-cell office:value-type="float" office:value="0.00758261" calcext:value-type="float">
            <text:p>0,00758261</text:p>
          </table:table-cell>
          <table:table-cell office:value-type="float" office:value="-2.49238753" calcext:value-type="float">
            <text:p>-2,49238753</text:p>
          </table:table-cell>
          <table:table-cell table:formula="of:=[.B46]-[.C46]" office:value-type="float" office:value="2.49997014" calcext:value-type="float">
            <text:p>2,49997014</text:p>
          </table:table-cell>
          <table:table-cell office:value-type="float" office:value="-0.26645136" calcext:value-type="float">
            <text:p>-0,26645136</text:p>
          </table:table-cell>
          <table:table-cell table:formula="of:=[.B46]-[.E46]" office:value-type="float" office:value="0.27403397" calcext:value-type="float">
            <text:p>0,27403397</text:p>
          </table:table-cell>
          <table:table-cell office:value-type="float" office:value="-2.16780173" calcext:value-type="float">
            <text:p>-2,16780173</text:p>
          </table:table-cell>
          <table:table-cell table:formula="of:=[.B46]-[.G46]" office:value-type="float" office:value="2.17538434" calcext:value-type="float">
            <text:p>2,17538434</text:p>
          </table:table-cell>
          <table:table-cell office:value-type="float" office:value="-3.36788193" calcext:value-type="float">
            <text:p>-3,36788193</text:p>
          </table:table-cell>
          <table:table-cell table:formula="of:=[.B46]-[.I46]" office:value-type="float" office:value="3.37546454" calcext:value-type="float">
            <text:p>3,37546454</text:p>
          </table:table-cell>
          <table:table-cell office:value-type="float" office:value="0.00758261" calcext:value-type="float">
            <text:p>0,00758261</text:p>
          </table:table-cell>
          <table:table-cell table:formula="of:=[.B46]-[.K46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43: z component of center of mass of link LElb</text:p>
          </table:table-cell>
          <table:table-cell office:value-type="float" office:value="-0.04382035" calcext:value-type="float">
            <text:p>-0,04382035</text:p>
          </table:table-cell>
          <table:table-cell office:value-type="float" office:value="26.09931031" calcext:value-type="float">
            <text:p>26,09931031</text:p>
          </table:table-cell>
          <table:table-cell table:formula="of:=[.B47]-[.C47]" office:value-type="float" office:value="-26.14313066" calcext:value-type="float">
            <text:p>-26,14313066</text:p>
          </table:table-cell>
          <table:table-cell office:value-type="float" office:value="1.89733768" calcext:value-type="float">
            <text:p>1,89733768</text:p>
          </table:table-cell>
          <table:table-cell table:formula="of:=[.B47]-[.E47]" office:value-type="float" office:value="-1.94115803" calcext:value-type="float">
            <text:p>-1,94115803</text:p>
          </table:table-cell>
          <table:table-cell office:value-type="float" office:value="22.79513276" calcext:value-type="float">
            <text:p>22,79513276</text:p>
          </table:table-cell>
          <table:table-cell table:formula="of:=[.B47]-[.G47]" office:value-type="float" office:value="-22.83895311" calcext:value-type="float">
            <text:p>-22,83895311</text:p>
          </table:table-cell>
          <table:table-cell office:value-type="float" office:value="-2.34770073" calcext:value-type="float">
            <text:p>-2,34770073</text:p>
          </table:table-cell>
          <table:table-cell table:formula="of:=[.B47]-[.I47]" office:value-type="float" office:value="2.30388038" calcext:value-type="float">
            <text:p>2,30388038</text:p>
          </table:table-cell>
          <table:table-cell office:value-type="float" office:value="-0.04382035" calcext:value-type="float">
            <text:p>-0,04382035</text:p>
          </table:table-cell>
          <table:table-cell table:formula="of:=[.B47]-[.K47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44: xx component of inertia matrix of link LElb</text:p>
          </table:table-cell>
          <table:table-cell office:value-type="float" office:value="0.00403952" calcext:value-type="float">
            <text:p>0,00403952</text:p>
          </table:table-cell>
          <table:table-cell office:value-type="float" office:value="13.24869351" calcext:value-type="float">
            <text:p>13,24869351</text:p>
          </table:table-cell>
          <table:table-cell table:formula="of:=[.B48]-[.C48]" office:value-type="float" office:value="-13.24465399" calcext:value-type="float">
            <text:p>-13,24465399</text:p>
          </table:table-cell>
          <table:table-cell office:value-type="float" office:value="1.54280119" calcext:value-type="float">
            <text:p>1,54280119</text:p>
          </table:table-cell>
          <table:table-cell table:formula="of:=[.B48]-[.E48]" office:value-type="float" office:value="-1.53876167" calcext:value-type="float">
            <text:p>-1,53876167</text:p>
          </table:table-cell>
          <table:table-cell office:value-type="float" office:value="11.45861839" calcext:value-type="float">
            <text:p>11,45861839</text:p>
          </table:table-cell>
          <table:table-cell table:formula="of:=[.B48]-[.G48]" office:value-type="float" office:value="-11.45457887" calcext:value-type="float">
            <text:p>-11,45457887</text:p>
          </table:table-cell>
          <table:table-cell office:value-type="float" office:value="0.49796091" calcext:value-type="float">
            <text:p>0,49796091</text:p>
          </table:table-cell>
          <table:table-cell table:formula="of:=[.B48]-[.I48]" office:value-type="float" office:value="-0.49392139" calcext:value-type="float">
            <text:p>-0,49392139</text:p>
          </table:table-cell>
          <table:table-cell office:value-type="float" office:value="0.00403952" calcext:value-type="float">
            <text:p>0,00403952</text:p>
          </table:table-cell>
          <table:table-cell table:formula="of:=[.B48]-[.K48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45: xy component of inertia matrix of link LElb</text:p>
          </table:table-cell>
          <table:table-cell office:value-type="float" office:value="-0.00034973" calcext:value-type="float">
            <text:p>-0,00034973</text:p>
          </table:table-cell>
          <table:table-cell office:value-type="float" office:value="-0.67869922" calcext:value-type="float">
            <text:p>-0,67869922</text:p>
          </table:table-cell>
          <table:table-cell table:formula="of:=[.B49]-[.C49]" office:value-type="float" office:value="0.67834949" calcext:value-type="float">
            <text:p>0,67834949</text:p>
          </table:table-cell>
          <table:table-cell office:value-type="float" office:value="0.93026246" calcext:value-type="float">
            <text:p>0,93026246</text:p>
          </table:table-cell>
          <table:table-cell table:formula="of:=[.B49]-[.E49]" office:value-type="float" office:value="-0.93061219" calcext:value-type="float">
            <text:p>-0,93061219</text:p>
          </table:table-cell>
          <table:table-cell office:value-type="float" office:value="-0.42612628" calcext:value-type="float">
            <text:p>-0,42612628</text:p>
          </table:table-cell>
          <table:table-cell table:formula="of:=[.B49]-[.G49]" office:value-type="float" office:value="0.42577655" calcext:value-type="float">
            <text:p>0,42577655</text:p>
          </table:table-cell>
          <table:table-cell office:value-type="float" office:value="-3.66897214" calcext:value-type="float">
            <text:p>-3,66897214</text:p>
          </table:table-cell>
          <table:table-cell table:formula="of:=[.B49]-[.I49]" office:value-type="float" office:value="3.66862241" calcext:value-type="float">
            <text:p>3,66862241</text:p>
          </table:table-cell>
          <table:table-cell office:value-type="float" office:value="-0.0665086" calcext:value-type="float">
            <text:p>-0,0665086</text:p>
          </table:table-cell>
          <table:table-cell table:formula="of:=[.B49]-[.K49]" office:value-type="float" office:value="0.06615887" calcext:value-type="float">
            <text:p>0,0661588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46: xz component of inertia matrix of link LElb</text:p>
          </table:table-cell>
          <table:table-cell office:value-type="float" office:value="-0.00068401" calcext:value-type="float">
            <text:p>-0,00068401</text:p>
          </table:table-cell>
          <table:table-cell office:value-type="float" office:value="18.53360958" calcext:value-type="float">
            <text:p>18,53360958</text:p>
          </table:table-cell>
          <table:table-cell table:formula="of:=[.B50]-[.C50]" office:value-type="float" office:value="-18.53429359" calcext:value-type="float">
            <text:p>-18,53429359</text:p>
          </table:table-cell>
          <table:table-cell office:value-type="float" office:value="1.20381973" calcext:value-type="float">
            <text:p>1,20381973</text:p>
          </table:table-cell>
          <table:table-cell table:formula="of:=[.B50]-[.E50]" office:value-type="float" office:value="-1.20450374" calcext:value-type="float">
            <text:p>-1,20450374</text:p>
          </table:table-cell>
          <table:table-cell office:value-type="float" office:value="15.91612298" calcext:value-type="float">
            <text:p>15,91612298</text:p>
          </table:table-cell>
          <table:table-cell table:formula="of:=[.B50]-[.G50]" office:value-type="float" office:value="-15.91680699" calcext:value-type="float">
            <text:p>-15,91680699</text:p>
          </table:table-cell>
          <table:table-cell office:value-type="float" office:value="-0.34372349" calcext:value-type="float">
            <text:p>-0,34372349</text:p>
          </table:table-cell>
          <table:table-cell table:formula="of:=[.B50]-[.I50]" office:value-type="float" office:value="0.34303948" calcext:value-type="float">
            <text:p>0,34303948</text:p>
          </table:table-cell>
          <table:table-cell office:value-type="float" office:value="-0.07869493" calcext:value-type="float">
            <text:p>-0,07869493</text:p>
          </table:table-cell>
          <table:table-cell table:formula="of:=[.B50]-[.K50]" office:value-type="float" office:value="0.07801092" calcext:value-type="float">
            <text:p>0,0780109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47: yy component of inertia matrix of link LElb</text:p>
          </table:table-cell>
          <table:table-cell office:value-type="float" office:value="0.00224606" calcext:value-type="float">
            <text:p>0,00224606</text:p>
          </table:table-cell>
          <table:table-cell office:value-type="float" office:value="38.24734912" calcext:value-type="float">
            <text:p>38,24734912</text:p>
          </table:table-cell>
          <table:table-cell table:formula="of:=[.B51]-[.C51]" office:value-type="float" office:value="-38.24510306" calcext:value-type="float">
            <text:p>-38,24510306</text:p>
          </table:table-cell>
          <table:table-cell office:value-type="float" office:value="1.57404148" calcext:value-type="float">
            <text:p>1,57404148</text:p>
          </table:table-cell>
          <table:table-cell table:formula="of:=[.B51]-[.E51]" office:value-type="float" office:value="-1.57179542" calcext:value-type="float">
            <text:p>-1,57179542</text:p>
          </table:table-cell>
          <table:table-cell office:value-type="float" office:value="32.6513709" calcext:value-type="float">
            <text:p>32,6513709</text:p>
          </table:table-cell>
          <table:table-cell table:formula="of:=[.B51]-[.G51]" office:value-type="float" office:value="-32.64912484" calcext:value-type="float">
            <text:p>-32,64912484</text:p>
          </table:table-cell>
          <table:table-cell office:value-type="float" office:value="-8.25706765" calcext:value-type="float">
            <text:p>-8,25706765</text:p>
          </table:table-cell>
          <table:table-cell table:formula="of:=[.B51]-[.I51]" office:value-type="float" office:value="8.25931371" calcext:value-type="float">
            <text:p>8,25931371</text:p>
          </table:table-cell>
          <table:table-cell office:value-type="float" office:value="-2.44063361" calcext:value-type="float">
            <text:p>-2,44063361</text:p>
          </table:table-cell>
          <table:table-cell table:formula="of:=[.B51]-[.K51]" office:value-type="float" office:value="2.44287967" calcext:value-type="float">
            <text:p>2,4428796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48: yz component of inertia matrix of link LElb</text:p>
          </table:table-cell>
          <table:table-cell office:value-type="float" office:value="-0.00028844" calcext:value-type="float">
            <text:p>-0,00028844</text:p>
          </table:table-cell>
          <table:table-cell office:value-type="float" office:value="1.24669746" calcext:value-type="float">
            <text:p>1,24669746</text:p>
          </table:table-cell>
          <table:table-cell table:formula="of:=[.B52]-[.C52]" office:value-type="float" office:value="-1.2469859" calcext:value-type="float">
            <text:p>-1,2469859</text:p>
          </table:table-cell>
          <table:table-cell office:value-type="float" office:value="0.21123312" calcext:value-type="float">
            <text:p>0,21123312</text:p>
          </table:table-cell>
          <table:table-cell table:formula="of:=[.B52]-[.E52]" office:value-type="float" office:value="-0.21152156" calcext:value-type="float">
            <text:p>-0,21152156</text:p>
          </table:table-cell>
          <table:table-cell office:value-type="float" office:value="1.08945734" calcext:value-type="float">
            <text:p>1,08945734</text:p>
          </table:table-cell>
          <table:table-cell table:formula="of:=[.B52]-[.G52]" office:value-type="float" office:value="-1.08974578" calcext:value-type="float">
            <text:p>-1,08974578</text:p>
          </table:table-cell>
          <table:table-cell office:value-type="float" office:value="3.30276131" calcext:value-type="float">
            <text:p>3,30276131</text:p>
          </table:table-cell>
          <table:table-cell table:formula="of:=[.B52]-[.I52]" office:value-type="float" office:value="-3.30304975" calcext:value-type="float">
            <text:p>-3,30304975</text:p>
          </table:table-cell>
          <table:table-cell office:value-type="float" office:value="0.01777502" calcext:value-type="float">
            <text:p>0,01777502</text:p>
          </table:table-cell>
          <table:table-cell table:formula="of:=[.B52]-[.K52]" office:value-type="float" office:value="-0.01806346" calcext:value-type="float">
            <text:p>-0,0180634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49: zz component of inertia matrix of link LElb</text:p>
          </table:table-cell>
          <table:table-cell office:value-type="float" office:value="0.0044895" calcext:value-type="float">
            <text:p>0,0044895</text:p>
          </table:table-cell>
          <table:table-cell office:value-type="float" office:value="22.61077397" calcext:value-type="float">
            <text:p>22,61077397</text:p>
          </table:table-cell>
          <table:table-cell table:formula="of:=[.B53]-[.C53]" office:value-type="float" office:value="-22.60628447" calcext:value-type="float">
            <text:p>-22,60628447</text:p>
          </table:table-cell>
          <table:table-cell office:value-type="float" office:value="-2.45977078" calcext:value-type="float">
            <text:p>-2,45977078</text:p>
          </table:table-cell>
          <table:table-cell table:formula="of:=[.B53]-[.E53]" office:value-type="float" office:value="2.46426028" calcext:value-type="float">
            <text:p>2,46426028</text:p>
          </table:table-cell>
          <table:table-cell office:value-type="float" office:value="18.78012932" calcext:value-type="float">
            <text:p>18,78012932</text:p>
          </table:table-cell>
          <table:table-cell table:formula="of:=[.B53]-[.G53]" office:value-type="float" office:value="-18.77563982" calcext:value-type="float">
            <text:p>-18,77563982</text:p>
          </table:table-cell>
          <table:table-cell office:value-type="float" office:value="-12.16708423" calcext:value-type="float">
            <text:p>-12,16708423</text:p>
          </table:table-cell>
          <table:table-cell table:formula="of:=[.B53]-[.I53]" office:value-type="float" office:value="12.17157373" calcext:value-type="float">
            <text:p>12,17157373</text:p>
          </table:table-cell>
          <table:table-cell office:value-type="float" office:value="0.004953" calcext:value-type="float">
            <text:p>0,004953</text:p>
          </table:table-cell>
          <table:table-cell table:formula="of:=[.B53]-[.K53]" office:value-type="float" office:value="-0.0004635" calcext:value-type="float">
            <text:p>-0,000463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50: mass of link LForearm <text:s text:c="12"/></text:p>
          </table:table-cell>
          <table:table-cell office:value-type="float" office:value="2.21277" calcext:value-type="float">
            <text:p>2,21277</text:p>
          </table:table-cell>
          <table:table-cell office:value-type="float" office:value="1.32910454" calcext:value-type="float">
            <text:p>1,32910454</text:p>
          </table:table-cell>
          <table:table-cell table:formula="of:=[.B54]-[.C54]" office:value-type="float" office:value="0.88366546" calcext:value-type="float">
            <text:p>0,88366546</text:p>
          </table:table-cell>
          <table:table-cell office:value-type="float" office:value="-0.29178248" calcext:value-type="float">
            <text:p>-0,29178248</text:p>
          </table:table-cell>
          <table:table-cell table:formula="of:=[.B54]-[.E54]" office:value-type="float" office:value="2.50455248" calcext:value-type="float">
            <text:p>2,50455248</text:p>
          </table:table-cell>
          <table:table-cell office:value-type="float" office:value="1.32635268" calcext:value-type="float">
            <text:p>1,32635268</text:p>
          </table:table-cell>
          <table:table-cell table:formula="of:=[.B54]-[.G54]" office:value-type="float" office:value="0.88641732" calcext:value-type="float">
            <text:p>0,88641732</text:p>
          </table:table-cell>
          <table:table-cell office:value-type="float" office:value="1.43227034" calcext:value-type="float">
            <text:p>1,43227034</text:p>
          </table:table-cell>
          <table:table-cell table:formula="of:=[.B54]-[.I54]" office:value-type="float" office:value="0.78049966" calcext:value-type="float">
            <text:p>0,78049966</text:p>
          </table:table-cell>
          <table:table-cell office:value-type="float" office:value="2.21277" calcext:value-type="float">
            <text:p>2,21277</text:p>
          </table:table-cell>
          <table:table-cell table:formula="of:=[.B54]-[.K54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51: x component of center of mass of link LForearm</text:p>
          </table:table-cell>
          <table:table-cell office:value-type="float" office:value="0.00001263" calcext:value-type="float">
            <text:p>0,00001263</text:p>
          </table:table-cell>
          <table:table-cell office:value-type="float" office:value="-0.12333474" calcext:value-type="float">
            <text:p>-0,12333474</text:p>
          </table:table-cell>
          <table:table-cell table:formula="of:=[.B55]-[.C55]" office:value-type="float" office:value="0.12334737" calcext:value-type="float">
            <text:p>0,12334737</text:p>
          </table:table-cell>
          <table:table-cell office:value-type="float" office:value="0.55129769" calcext:value-type="float">
            <text:p>0,55129769</text:p>
          </table:table-cell>
          <table:table-cell table:formula="of:=[.B55]-[.E55]" office:value-type="float" office:value="-0.55128506" calcext:value-type="float">
            <text:p>-0,55128506</text:p>
          </table:table-cell>
          <table:table-cell office:value-type="float" office:value="-0.12127912" calcext:value-type="float">
            <text:p>-0,12127912</text:p>
          </table:table-cell>
          <table:table-cell table:formula="of:=[.B55]-[.G55]" office:value-type="float" office:value="0.12129175" calcext:value-type="float">
            <text:p>0,12129175</text:p>
          </table:table-cell>
          <table:table-cell office:value-type="float" office:value="0.49895171" calcext:value-type="float">
            <text:p>0,49895171</text:p>
          </table:table-cell>
          <table:table-cell table:formula="of:=[.B55]-[.I55]" office:value-type="float" office:value="-0.49893908" calcext:value-type="float">
            <text:p>-0,49893908</text:p>
          </table:table-cell>
          <table:table-cell office:value-type="float" office:value="0.04058331" calcext:value-type="float">
            <text:p>0,04058331</text:p>
          </table:table-cell>
          <table:table-cell table:formula="of:=[.B55]-[.K55]" office:value-type="float" office:value="-0.04057068" calcext:value-type="float">
            <text:p>-0,0405706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52: y component of center of mass of link LForearm</text:p>
          </table:table-cell>
          <table:table-cell office:value-type="float" office:value="0.00429754" calcext:value-type="float">
            <text:p>0,00429754</text:p>
          </table:table-cell>
          <table:table-cell office:value-type="float" office:value="0.44663157" calcext:value-type="float">
            <text:p>0,44663157</text:p>
          </table:table-cell>
          <table:table-cell table:formula="of:=[.B56]-[.C56]" office:value-type="float" office:value="-0.44233403" calcext:value-type="float">
            <text:p>-0,44233403</text:p>
          </table:table-cell>
          <table:table-cell office:value-type="float" office:value="-2.0061466" calcext:value-type="float">
            <text:p>-2,0061466</text:p>
          </table:table-cell>
          <table:table-cell table:formula="of:=[.B56]-[.E56]" office:value-type="float" office:value="2.01044414" calcext:value-type="float">
            <text:p>2,01044414</text:p>
          </table:table-cell>
          <table:table-cell office:value-type="float" office:value="0.44424647" calcext:value-type="float">
            <text:p>0,44424647</text:p>
          </table:table-cell>
          <table:table-cell table:formula="of:=[.B56]-[.G56]" office:value-type="float" office:value="-0.43994893" calcext:value-type="float">
            <text:p>-0,43994893</text:p>
          </table:table-cell>
          <table:table-cell office:value-type="float" office:value="1.10655279" calcext:value-type="float">
            <text:p>1,10655279</text:p>
          </table:table-cell>
          <table:table-cell table:formula="of:=[.B56]-[.I56]" office:value-type="float" office:value="-1.10225525" calcext:value-type="float">
            <text:p>-1,10225525</text:p>
          </table:table-cell>
          <table:table-cell office:value-type="float" office:value="0.00429754" calcext:value-type="float">
            <text:p>0,00429754</text:p>
          </table:table-cell>
          <table:table-cell table:formula="of:=[.B56]-[.K56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53: z component of center of mass of link LForearm</text:p>
          </table:table-cell>
          <table:table-cell office:value-type="float" office:value="0.04471798" calcext:value-type="float">
            <text:p>0,04471798</text:p>
          </table:table-cell>
          <table:table-cell office:value-type="float" office:value="-0.20556657" calcext:value-type="float">
            <text:p>-0,20556657</text:p>
          </table:table-cell>
          <table:table-cell table:formula="of:=[.B57]-[.C57]" office:value-type="float" office:value="0.25028455" calcext:value-type="float">
            <text:p>0,25028455</text:p>
          </table:table-cell>
          <table:table-cell office:value-type="float" office:value="2.0746998" calcext:value-type="float">
            <text:p>2,0746998</text:p>
          </table:table-cell>
          <table:table-cell table:formula="of:=[.B57]-[.E57]" office:value-type="float" office:value="-2.02998182" calcext:value-type="float">
            <text:p>-2,02998182</text:p>
          </table:table-cell>
          <table:table-cell office:value-type="float" office:value="-0.20161011" calcext:value-type="float">
            <text:p>-0,20161011</text:p>
          </table:table-cell>
          <table:table-cell table:formula="of:=[.B57]-[.G57]" office:value-type="float" office:value="0.24632809" calcext:value-type="float">
            <text:p>0,24632809</text:p>
          </table:table-cell>
          <table:table-cell office:value-type="float" office:value="-0.40740211" calcext:value-type="float">
            <text:p>-0,40740211</text:p>
          </table:table-cell>
          <table:table-cell table:formula="of:=[.B57]-[.I57]" office:value-type="float" office:value="0.45212009" calcext:value-type="float">
            <text:p>0,45212009</text:p>
          </table:table-cell>
          <table:table-cell office:value-type="float" office:value="0.04471798" calcext:value-type="float">
            <text:p>0,04471798</text:p>
          </table:table-cell>
          <table:table-cell table:formula="of:=[.B57]-[.K57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54: xx component of inertia matrix of link LForearm</text:p>
          </table:table-cell>
          <table:table-cell office:value-type="float" office:value="0.00654286" calcext:value-type="float">
            <text:p>0,00654286</text:p>
          </table:table-cell>
          <table:table-cell office:value-type="float" office:value="0.13173424" calcext:value-type="float">
            <text:p>0,13173424</text:p>
          </table:table-cell>
          <table:table-cell table:formula="of:=[.B58]-[.C58]" office:value-type="float" office:value="-0.12519138" calcext:value-type="float">
            <text:p>-0,12519138</text:p>
          </table:table-cell>
          <table:table-cell office:value-type="float" office:value="2.87978444" calcext:value-type="float">
            <text:p>2,87978444</text:p>
          </table:table-cell>
          <table:table-cell table:formula="of:=[.B58]-[.E58]" office:value-type="float" office:value="-2.87324158" calcext:value-type="float">
            <text:p>-2,87324158</text:p>
          </table:table-cell>
          <table:table-cell office:value-type="float" office:value="0.13570813" calcext:value-type="float">
            <text:p>0,13570813</text:p>
          </table:table-cell>
          <table:table-cell table:formula="of:=[.B58]-[.G58]" office:value-type="float" office:value="-0.12916527" calcext:value-type="float">
            <text:p>-0,12916527</text:p>
          </table:table-cell>
          <table:table-cell office:value-type="float" office:value="0.54133386" calcext:value-type="float">
            <text:p>0,54133386</text:p>
          </table:table-cell>
          <table:table-cell table:formula="of:=[.B58]-[.I58]" office:value-type="float" office:value="-0.534791" calcext:value-type="float">
            <text:p>-0,534791</text:p>
          </table:table-cell>
          <table:table-cell office:value-type="float" office:value="1.65792429" calcext:value-type="float">
            <text:p>1,65792429</text:p>
          </table:table-cell>
          <table:table-cell table:formula="of:=[.B58]-[.K58]" office:value-type="float" office:value="-1.65138143" calcext:value-type="float">
            <text:p>-1,6513814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55: xy component of inertia matrix of link LForearm</text:p>
          </table:table-cell>
          <table:table-cell office:value-type="float" office:value="-0.0000412" calcext:value-type="float">
            <text:p>-0,0000412</text:p>
          </table:table-cell>
          <table:table-cell office:value-type="float" office:value="0.18584017" calcext:value-type="float">
            <text:p>0,18584017</text:p>
          </table:table-cell>
          <table:table-cell table:formula="of:=[.B59]-[.C59]" office:value-type="float" office:value="-0.18588137" calcext:value-type="float">
            <text:p>-0,18588137</text:p>
          </table:table-cell>
          <table:table-cell office:value-type="float" office:value="0.59419815" calcext:value-type="float">
            <text:p>0,59419815</text:p>
          </table:table-cell>
          <table:table-cell table:formula="of:=[.B59]-[.E59]" office:value-type="float" office:value="-0.59423935" calcext:value-type="float">
            <text:p>-0,59423935</text:p>
          </table:table-cell>
          <table:table-cell office:value-type="float" office:value="0.20003015" calcext:value-type="float">
            <text:p>0,20003015</text:p>
          </table:table-cell>
          <table:table-cell table:formula="of:=[.B59]-[.G59]" office:value-type="float" office:value="-0.20007135" calcext:value-type="float">
            <text:p>-0,20007135</text:p>
          </table:table-cell>
          <table:table-cell office:value-type="float" office:value="1.71730584" calcext:value-type="float">
            <text:p>1,71730584</text:p>
          </table:table-cell>
          <table:table-cell table:formula="of:=[.B59]-[.I59]" office:value-type="float" office:value="-1.71734704" calcext:value-type="float">
            <text:p>-1,71734704</text:p>
          </table:table-cell>
          <table:table-cell office:value-type="float" office:value="0.23830048" calcext:value-type="float">
            <text:p>0,23830048</text:p>
          </table:table-cell>
          <table:table-cell table:formula="of:=[.B59]-[.K59]" office:value-type="float" office:value="-0.23834168" calcext:value-type="float">
            <text:p>-0,2383416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56: xz component of inertia matrix of link LForearm</text:p>
          </table:table-cell>
          <table:table-cell office:value-type="float" office:value="0.00000327" calcext:value-type="float">
            <text:p>0,00000327</text:p>
          </table:table-cell>
          <table:table-cell office:value-type="float" office:value="-0.65596865" calcext:value-type="float">
            <text:p>-0,65596865</text:p>
          </table:table-cell>
          <table:table-cell table:formula="of:=[.B60]-[.C60]" office:value-type="float" office:value="0.65597192" calcext:value-type="float">
            <text:p>0,65597192</text:p>
          </table:table-cell>
          <table:table-cell office:value-type="float" office:value="-1.03859775" calcext:value-type="float">
            <text:p>-1,03859775</text:p>
          </table:table-cell>
          <table:table-cell table:formula="of:=[.B60]-[.E60]" office:value-type="float" office:value="1.03860102" calcext:value-type="float">
            <text:p>1,03860102</text:p>
          </table:table-cell>
          <table:table-cell office:value-type="float" office:value="-0.6724325" calcext:value-type="float">
            <text:p>-0,6724325</text:p>
          </table:table-cell>
          <table:table-cell table:formula="of:=[.B60]-[.G60]" office:value-type="float" office:value="0.67243577" calcext:value-type="float">
            <text:p>0,67243577</text:p>
          </table:table-cell>
          <table:table-cell office:value-type="float" office:value="-0.86958834" calcext:value-type="float">
            <text:p>-0,86958834</text:p>
          </table:table-cell>
          <table:table-cell table:formula="of:=[.B60]-[.I60]" office:value-type="float" office:value="0.86959161" calcext:value-type="float">
            <text:p>0,86959161</text:p>
          </table:table-cell>
          <table:table-cell office:value-type="float" office:value="0.26660695" calcext:value-type="float">
            <text:p>0,26660695</text:p>
          </table:table-cell>
          <table:table-cell table:formula="of:=[.B60]-[.K60]" office:value-type="float" office:value="-0.26660368" calcext:value-type="float">
            <text:p>-0,2666036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57: yy component of inertia matrix of link LForearm</text:p>
          </table:table-cell>
          <table:table-cell office:value-type="float" office:value="0.00558783" calcext:value-type="float">
            <text:p>0,00558783</text:p>
          </table:table-cell>
          <table:table-cell office:value-type="float" office:value="-0.6651451" calcext:value-type="float">
            <text:p>-0,6651451</text:p>
          </table:table-cell>
          <table:table-cell table:formula="of:=[.B61]-[.C61]" office:value-type="float" office:value="0.67073293" calcext:value-type="float">
            <text:p>0,67073293</text:p>
          </table:table-cell>
          <table:table-cell office:value-type="float" office:value="0.75303199" calcext:value-type="float">
            <text:p>0,75303199</text:p>
          </table:table-cell>
          <table:table-cell table:formula="of:=[.B61]-[.E61]" office:value-type="float" office:value="-0.74744416" calcext:value-type="float">
            <text:p>-0,74744416</text:p>
          </table:table-cell>
          <table:table-cell office:value-type="float" office:value="-0.66107235" calcext:value-type="float">
            <text:p>-0,66107235</text:p>
          </table:table-cell>
          <table:table-cell table:formula="of:=[.B61]-[.G61]" office:value-type="float" office:value="0.66666018" calcext:value-type="float">
            <text:p>0,66666018</text:p>
          </table:table-cell>
          <table:table-cell office:value-type="float" office:value="-1.58531419" calcext:value-type="float">
            <text:p>-1,58531419</text:p>
          </table:table-cell>
          <table:table-cell table:formula="of:=[.B61]-[.I61]" office:value-type="float" office:value="1.59090202" calcext:value-type="float">
            <text:p>1,59090202</text:p>
          </table:table-cell>
          <table:table-cell office:value-type="float" office:value="1.65921911" calcext:value-type="float">
            <text:p>1,65921911</text:p>
          </table:table-cell>
          <table:table-cell table:formula="of:=[.B61]-[.K61]" office:value-type="float" office:value="-1.65363128" calcext:value-type="float">
            <text:p>-1,6536312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58: yz component of inertia matrix of link LForearm</text:p>
          </table:table-cell>
          <table:table-cell office:value-type="float" office:value="0.00042089" calcext:value-type="float">
            <text:p>0,00042089</text:p>
          </table:table-cell>
          <table:table-cell office:value-type="float" office:value="0.12921857" calcext:value-type="float">
            <text:p>0,12921857</text:p>
          </table:table-cell>
          <table:table-cell table:formula="of:=[.B62]-[.C62]" office:value-type="float" office:value="-0.12879768" calcext:value-type="float">
            <text:p>-0,12879768</text:p>
          </table:table-cell>
          <table:table-cell office:value-type="float" office:value="1.44926491" calcext:value-type="float">
            <text:p>1,44926491</text:p>
          </table:table-cell>
          <table:table-cell table:formula="of:=[.B62]-[.E62]" office:value-type="float" office:value="-1.44884402" calcext:value-type="float">
            <text:p>-1,44884402</text:p>
          </table:table-cell>
          <table:table-cell office:value-type="float" office:value="0.11602759" calcext:value-type="float">
            <text:p>0,11602759</text:p>
          </table:table-cell>
          <table:table-cell table:formula="of:=[.B62]-[.G62]" office:value-type="float" office:value="-0.1156067" calcext:value-type="float">
            <text:p>-0,1156067</text:p>
          </table:table-cell>
          <table:table-cell office:value-type="float" office:value="-0.48232221" calcext:value-type="float">
            <text:p>-0,48232221</text:p>
          </table:table-cell>
          <table:table-cell table:formula="of:=[.B62]-[.I62]" office:value-type="float" office:value="0.4827431" calcext:value-type="float">
            <text:p>0,4827431</text:p>
          </table:table-cell>
          <table:table-cell office:value-type="float" office:value="0.00970704" calcext:value-type="float">
            <text:p>0,00970704</text:p>
          </table:table-cell>
          <table:table-cell table:formula="of:=[.B62]-[.K62]" office:value-type="float" office:value="-0.00928615" calcext:value-type="float">
            <text:p>-0,0092861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59: zz component of inertia matrix of link LForearm</text:p>
          </table:table-cell>
          <table:table-cell office:value-type="float" office:value="0.0024783" calcext:value-type="float">
            <text:p>0,0024783</text:p>
          </table:table-cell>
          <table:table-cell office:value-type="float" office:value="0.37750765" calcext:value-type="float">
            <text:p>0,37750765</text:p>
          </table:table-cell>
          <table:table-cell table:formula="of:=[.B63]-[.C63]" office:value-type="float" office:value="-0.37502935" calcext:value-type="float">
            <text:p>-0,37502935</text:p>
          </table:table-cell>
          <table:table-cell office:value-type="float" office:value="1.93719911" calcext:value-type="float">
            <text:p>1,93719911</text:p>
          </table:table-cell>
          <table:table-cell table:formula="of:=[.B63]-[.E63]" office:value-type="float" office:value="-1.93472081" calcext:value-type="float">
            <text:p>-1,93472081</text:p>
          </table:table-cell>
          <table:table-cell office:value-type="float" office:value="0.39084772" calcext:value-type="float">
            <text:p>0,39084772</text:p>
          </table:table-cell>
          <table:table-cell table:formula="of:=[.B63]-[.G63]" office:value-type="float" office:value="-0.38836942" calcext:value-type="float">
            <text:p>-0,38836942</text:p>
          </table:table-cell>
          <table:table-cell office:value-type="float" office:value="-0.5831083" calcext:value-type="float">
            <text:p>-0,5831083</text:p>
          </table:table-cell>
          <table:table-cell table:formula="of:=[.B63]-[.I63]" office:value-type="float" office:value="0.5855866" calcext:value-type="float">
            <text:p>0,5855866</text:p>
          </table:table-cell>
          <table:table-cell office:value-type="float" office:value="0.4322221" calcext:value-type="float">
            <text:p>0,4322221</text:p>
          </table:table-cell>
          <table:table-cell table:formula="of:=[.B63]-[.K63]" office:value-type="float" office:value="-0.4297438" calcext:value-type="float">
            <text:p>-0,429743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60: mass of link LWrMot2 <text:s text:c="13"/></text:p>
          </table:table-cell>
          <table:table-cell office:value-type="float" office:value="1.28381" calcext:value-type="float">
            <text:p>1,28381</text:p>
          </table:table-cell>
          <table:table-cell office:value-type="float" office:value="0.40014454" calcext:value-type="float">
            <text:p>0,40014454</text:p>
          </table:table-cell>
          <table:table-cell table:formula="of:=[.B64]-[.C64]" office:value-type="float" office:value="0.88366546" calcext:value-type="float">
            <text:p>0,88366546</text:p>
          </table:table-cell>
          <table:table-cell office:value-type="float" office:value="-0.29178248" calcext:value-type="float">
            <text:p>-0,29178248</text:p>
          </table:table-cell>
          <table:table-cell table:formula="of:=[.B64]-[.E64]" office:value-type="float" office:value="1.57559248" calcext:value-type="float">
            <text:p>1,57559248</text:p>
          </table:table-cell>
          <table:table-cell office:value-type="float" office:value="0.39739268" calcext:value-type="float">
            <text:p>0,39739268</text:p>
          </table:table-cell>
          <table:table-cell table:formula="of:=[.B64]-[.G64]" office:value-type="float" office:value="0.88641732" calcext:value-type="float">
            <text:p>0,88641732</text:p>
          </table:table-cell>
          <table:table-cell office:value-type="float" office:value="0.50331034" calcext:value-type="float">
            <text:p>0,50331034</text:p>
          </table:table-cell>
          <table:table-cell table:formula="of:=[.B64]-[.I64]" office:value-type="float" office:value="0.78049966" calcext:value-type="float">
            <text:p>0,78049966</text:p>
          </table:table-cell>
          <table:table-cell office:value-type="float" office:value="1.28381" calcext:value-type="float">
            <text:p>1,28381</text:p>
          </table:table-cell>
          <table:table-cell table:formula="of:=[.B64]-[.K64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61: x component of center of mass of link LWrMot2</text:p>
          </table:table-cell>
          <table:table-cell office:value-type="float" office:value="0.00981937" calcext:value-type="float">
            <text:p>0,00981937</text:p>
          </table:table-cell>
          <table:table-cell office:value-type="float" office:value="-0.04302821" calcext:value-type="float">
            <text:p>-0,04302821</text:p>
          </table:table-cell>
          <table:table-cell table:formula="of:=[.B65]-[.C65]" office:value-type="float" office:value="0.05284758" calcext:value-type="float">
            <text:p>0,05284758</text:p>
          </table:table-cell>
          <table:table-cell office:value-type="float" office:value="0.08715384" calcext:value-type="float">
            <text:p>0,08715384</text:p>
          </table:table-cell>
          <table:table-cell table:formula="of:=[.B65]-[.E65]" office:value-type="float" office:value="-0.07733447" calcext:value-type="float">
            <text:p>-0,07733447</text:p>
          </table:table-cell>
          <table:table-cell office:value-type="float" office:value="-0.04529298" calcext:value-type="float">
            <text:p>-0,04529298</text:p>
          </table:table-cell>
          <table:table-cell table:formula="of:=[.B65]-[.G65]" office:value-type="float" office:value="0.05511235" calcext:value-type="float">
            <text:p>0,05511235</text:p>
          </table:table-cell>
          <table:table-cell office:value-type="float" office:value="-0.6476565" calcext:value-type="float">
            <text:p>-0,6476565</text:p>
          </table:table-cell>
          <table:table-cell table:formula="of:=[.B65]-[.I65]" office:value-type="float" office:value="0.65747587" calcext:value-type="float">
            <text:p>0,65747587</text:p>
          </table:table-cell>
          <table:table-cell office:value-type="float" office:value="-0.17277735" calcext:value-type="float">
            <text:p>-0,17277735</text:p>
          </table:table-cell>
          <table:table-cell table:formula="of:=[.B65]-[.K65]" office:value-type="float" office:value="0.18259672" calcext:value-type="float">
            <text:p>0,1825967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62: y component of center of mass of link LWrMot2</text:p>
          </table:table-cell>
          <table:table-cell office:value-type="float" office:value="0.00137971" calcext:value-type="float">
            <text:p>0,00137971</text:p>
          </table:table-cell>
          <table:table-cell office:value-type="float" office:value="1.46417563" calcext:value-type="float">
            <text:p>1,46417563</text:p>
          </table:table-cell>
          <table:table-cell table:formula="of:=[.B66]-[.C66]" office:value-type="float" office:value="-1.46279592" calcext:value-type="float">
            <text:p>-1,46279592</text:p>
          </table:table-cell>
          <table:table-cell office:value-type="float" office:value="-2.0061466" calcext:value-type="float">
            <text:p>-2,0061466</text:p>
          </table:table-cell>
          <table:table-cell table:formula="of:=[.B66]-[.E66]" office:value-type="float" office:value="2.00752631" calcext:value-type="float">
            <text:p>2,00752631</text:p>
          </table:table-cell>
          <table:table-cell office:value-type="float" office:value="1.46326129" calcext:value-type="float">
            <text:p>1,46326129</text:p>
          </table:table-cell>
          <table:table-cell table:formula="of:=[.B66]-[.G66]" office:value-type="float" office:value="-1.46188158" calcext:value-type="float">
            <text:p>-1,46188158</text:p>
          </table:table-cell>
          <table:table-cell office:value-type="float" office:value="3.13354297" calcext:value-type="float">
            <text:p>3,13354297</text:p>
          </table:table-cell>
          <table:table-cell table:formula="of:=[.B66]-[.I66]" office:value-type="float" office:value="-3.13216326" calcext:value-type="float">
            <text:p>-3,13216326</text:p>
          </table:table-cell>
          <table:table-cell office:value-type="float" office:value="0.00137971" calcext:value-type="float">
            <text:p>0,00137971</text:p>
          </table:table-cell>
          <table:table-cell table:formula="of:=[.B66]-[.K66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63: z component of center of mass of link LWrMot2</text:p>
          </table:table-cell>
          <table:table-cell office:value-type="float" office:value="-0.08038027" calcext:value-type="float">
            <text:p>-0,08038027</text:p>
          </table:table-cell>
          <table:table-cell office:value-type="float" office:value="-1.86572798" calcext:value-type="float">
            <text:p>-1,86572798</text:p>
          </table:table-cell>
          <table:table-cell table:formula="of:=[.B67]-[.C67]" office:value-type="float" office:value="1.78534771" calcext:value-type="float">
            <text:p>1,78534771</text:p>
          </table:table-cell>
          <table:table-cell office:value-type="float" office:value="2.73490209" calcext:value-type="float">
            <text:p>2,73490209</text:p>
          </table:table-cell>
          <table:table-cell table:formula="of:=[.B67]-[.E67]" office:value-type="float" office:value="-2.81528236" calcext:value-type="float">
            <text:p>-2,81528236</text:p>
          </table:table-cell>
          <table:table-cell office:value-type="float" office:value="-1.91262938" calcext:value-type="float">
            <text:p>-1,91262938</text:p>
          </table:table-cell>
          <table:table-cell table:formula="of:=[.B67]-[.G67]" office:value-type="float" office:value="1.83224911" calcext:value-type="float">
            <text:p>1,83224911</text:p>
          </table:table-cell>
          <table:table-cell office:value-type="float" office:value="-1.25840718" calcext:value-type="float">
            <text:p>-1,25840718</text:p>
          </table:table-cell>
          <table:table-cell table:formula="of:=[.B67]-[.I67]" office:value-type="float" office:value="1.17802691" calcext:value-type="float">
            <text:p>1,17802691</text:p>
          </table:table-cell>
          <table:table-cell office:value-type="float" office:value="-0.41063245" calcext:value-type="float">
            <text:p>-0,41063245</text:p>
          </table:table-cell>
          <table:table-cell table:formula="of:=[.B67]-[.K67]" office:value-type="float" office:value="0.33025218" calcext:value-type="float">
            <text:p>0,3302521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64: xx component of inertia matrix of link LWrMot2</text:p>
          </table:table-cell>
          <table:table-cell office:value-type="float" office:value="0.00199407" calcext:value-type="float">
            <text:p>0,00199407</text:p>
          </table:table-cell>
          <table:table-cell office:value-type="float" office:value="-1.47021689" calcext:value-type="float">
            <text:p>-1,47021689</text:p>
          </table:table-cell>
          <table:table-cell table:formula="of:=[.B68]-[.C68]" office:value-type="float" office:value="1.47221096" calcext:value-type="float">
            <text:p>1,47221096</text:p>
          </table:table-cell>
          <table:table-cell office:value-type="float" office:value="4.1450175" calcext:value-type="float">
            <text:p>4,1450175</text:p>
          </table:table-cell>
          <table:table-cell table:formula="of:=[.B68]-[.E68]" office:value-type="float" office:value="-4.14302343" calcext:value-type="float">
            <text:p>-4,14302343</text:p>
          </table:table-cell>
          <table:table-cell office:value-type="float" office:value="-1.51773842" calcext:value-type="float">
            <text:p>-1,51773842</text:p>
          </table:table-cell>
          <table:table-cell table:formula="of:=[.B68]-[.G68]" office:value-type="float" office:value="1.51973249" calcext:value-type="float">
            <text:p>1,51973249</text:p>
          </table:table-cell>
          <table:table-cell office:value-type="float" office:value="-2.0468252" calcext:value-type="float">
            <text:p>-2,0468252</text:p>
          </table:table-cell>
          <table:table-cell table:formula="of:=[.B68]-[.I68]" office:value-type="float" office:value="2.04881927" calcext:value-type="float">
            <text:p>2,04881927</text:p>
          </table:table-cell>
          <table:table-cell office:value-type="float" office:value="0.3280591" calcext:value-type="float">
            <text:p>0,3280591</text:p>
          </table:table-cell>
          <table:table-cell table:formula="of:=[.B68]-[.K68]" office:value-type="float" office:value="-0.32606503" calcext:value-type="float">
            <text:p>-0,3260650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65: xy component of inertia matrix of link LWrMot2</text:p>
          </table:table-cell>
          <table:table-cell office:value-type="float" office:value="0.0000257" calcext:value-type="float">
            <text:p>0,0000257</text:p>
          </table:table-cell>
          <table:table-cell office:value-type="float" office:value="0.43490412" calcext:value-type="float">
            <text:p>0,43490412</text:p>
          </table:table-cell>
          <table:table-cell table:formula="of:=[.B69]-[.C69]" office:value-type="float" office:value="-0.43487842" calcext:value-type="float">
            <text:p>-0,43487842</text:p>
          </table:table-cell>
          <table:table-cell office:value-type="float" office:value="0.51005983" calcext:value-type="float">
            <text:p>0,51005983</text:p>
          </table:table-cell>
          <table:table-cell table:formula="of:=[.B69]-[.E69]" office:value-type="float" office:value="-0.51003413" calcext:value-type="float">
            <text:p>-0,51003413</text:p>
          </table:table-cell>
          <table:table-cell office:value-type="float" office:value="0.43270625" calcext:value-type="float">
            <text:p>0,43270625</text:p>
          </table:table-cell>
          <table:table-cell table:formula="of:=[.B69]-[.G69]" office:value-type="float" office:value="-0.43268055" calcext:value-type="float">
            <text:p>-0,43268055</text:p>
          </table:table-cell>
          <table:table-cell office:value-type="float" office:value="0.84849147" calcext:value-type="float">
            <text:p>0,84849147</text:p>
          </table:table-cell>
          <table:table-cell table:formula="of:=[.B69]-[.I69]" office:value-type="float" office:value="-0.84846577" calcext:value-type="float">
            <text:p>-0,84846577</text:p>
          </table:table-cell>
          <table:table-cell office:value-type="float" office:value="-0.00029773" calcext:value-type="float">
            <text:p>-0,00029773</text:p>
          </table:table-cell>
          <table:table-cell table:formula="of:=[.B69]-[.K69]" office:value-type="float" office:value="0.00032343" calcext:value-type="float">
            <text:p>0,0003234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66: xz component of inertia matrix of link LWrMot2</text:p>
          </table:table-cell>
          <table:table-cell office:value-type="float" office:value="0.00017443" calcext:value-type="float">
            <text:p>0,00017443</text:p>
          </table:table-cell>
          <table:table-cell office:value-type="float" office:value="0.29474505" calcext:value-type="float">
            <text:p>0,29474505</text:p>
          </table:table-cell>
          <table:table-cell table:formula="of:=[.B70]-[.C70]" office:value-type="float" office:value="-0.29457062" calcext:value-type="float">
            <text:p>-0,29457062</text:p>
          </table:table-cell>
          <table:table-cell office:value-type="float" office:value="0.19383091" calcext:value-type="float">
            <text:p>0,19383091</text:p>
          </table:table-cell>
          <table:table-cell table:formula="of:=[.B70]-[.E70]" office:value-type="float" office:value="-0.19365648" calcext:value-type="float">
            <text:p>-0,19365648</text:p>
          </table:table-cell>
          <table:table-cell office:value-type="float" office:value="0.29848856" calcext:value-type="float">
            <text:p>0,29848856</text:p>
          </table:table-cell>
          <table:table-cell table:formula="of:=[.B70]-[.G70]" office:value-type="float" office:value="-0.29831413" calcext:value-type="float">
            <text:p>-0,29831413</text:p>
          </table:table-cell>
          <table:table-cell office:value-type="float" office:value="2.74247759" calcext:value-type="float">
            <text:p>2,74247759</text:p>
          </table:table-cell>
          <table:table-cell table:formula="of:=[.B70]-[.I70]" office:value-type="float" office:value="-2.74230316" calcext:value-type="float">
            <text:p>-2,74230316</text:p>
          </table:table-cell>
          <table:table-cell office:value-type="float" office:value="0.35413588" calcext:value-type="float">
            <text:p>0,35413588</text:p>
          </table:table-cell>
          <table:table-cell table:formula="of:=[.B70]-[.K70]" office:value-type="float" office:value="-0.35396145" calcext:value-type="float">
            <text:p>-0,3539614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67: yy component of inertia matrix of link LWrMot2</text:p>
          </table:table-cell>
          <table:table-cell office:value-type="float" office:value="0.00217543" calcext:value-type="float">
            <text:p>0,00217543</text:p>
          </table:table-cell>
          <table:table-cell office:value-type="float" office:value="-1.13435866" calcext:value-type="float">
            <text:p>-1,13435866</text:p>
          </table:table-cell>
          <table:table-cell table:formula="of:=[.B71]-[.C71]" office:value-type="float" office:value="1.13653409" calcext:value-type="float">
            <text:p>1,13653409</text:p>
          </table:table-cell>
          <table:table-cell office:value-type="float" office:value="2.45456385" calcext:value-type="float">
            <text:p>2,45456385</text:p>
          </table:table-cell>
          <table:table-cell table:formula="of:=[.B71]-[.E71]" office:value-type="float" office:value="-2.45238842" calcext:value-type="float">
            <text:p>-2,45238842</text:p>
          </table:table-cell>
          <table:table-cell office:value-type="float" office:value="-1.19031083" calcext:value-type="float">
            <text:p>-1,19031083</text:p>
          </table:table-cell>
          <table:table-cell table:formula="of:=[.B71]-[.G71]" office:value-type="float" office:value="1.19248626" calcext:value-type="float">
            <text:p>1,19248626</text:p>
          </table:table-cell>
          <table:table-cell office:value-type="float" office:value="-0.27582789" calcext:value-type="float">
            <text:p>-0,27582789</text:p>
          </table:table-cell>
          <table:table-cell table:formula="of:=[.B71]-[.I71]" office:value-type="float" office:value="0.27800332" calcext:value-type="float">
            <text:p>0,27800332</text:p>
          </table:table-cell>
          <table:table-cell office:value-type="float" office:value="-0.24420519" calcext:value-type="float">
            <text:p>-0,24420519</text:p>
          </table:table-cell>
          <table:table-cell table:formula="of:=[.B71]-[.K71]" office:value-type="float" office:value="0.24638062" calcext:value-type="float">
            <text:p>0,2463806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68: yz component of inertia matrix of link LWrMot2</text:p>
          </table:table-cell>
          <table:table-cell office:value-type="float" office:value="-0.00012101" calcext:value-type="float">
            <text:p>-0,00012101</text:p>
          </table:table-cell>
          <table:table-cell office:value-type="float" office:value="-1.77514046" calcext:value-type="float">
            <text:p>-1,77514046</text:p>
          </table:table-cell>
          <table:table-cell table:formula="of:=[.B72]-[.C72]" office:value-type="float" office:value="1.77501945" calcext:value-type="float">
            <text:p>1,77501945</text:p>
          </table:table-cell>
          <table:table-cell office:value-type="float" office:value="0.91573847" calcext:value-type="float">
            <text:p>0,91573847</text:p>
          </table:table-cell>
          <table:table-cell table:formula="of:=[.B72]-[.E72]" office:value-type="float" office:value="-0.91585948" calcext:value-type="float">
            <text:p>-0,91585948</text:p>
          </table:table-cell>
          <table:table-cell office:value-type="float" office:value="-1.79733296" calcext:value-type="float">
            <text:p>-1,79733296</text:p>
          </table:table-cell>
          <table:table-cell table:formula="of:=[.B72]-[.G72]" office:value-type="float" office:value="1.79721195" calcext:value-type="float">
            <text:p>1,79721195</text:p>
          </table:table-cell>
          <table:table-cell office:value-type="float" office:value="-3.34628023" calcext:value-type="float">
            <text:p>-3,34628023</text:p>
          </table:table-cell>
          <table:table-cell table:formula="of:=[.B72]-[.I72]" office:value-type="float" office:value="3.34615922" calcext:value-type="float">
            <text:p>3,34615922</text:p>
          </table:table-cell>
          <table:table-cell office:value-type="float" office:value="0.00477258" calcext:value-type="float">
            <text:p>0,00477258</text:p>
          </table:table-cell>
          <table:table-cell table:formula="of:=[.B72]-[.K72]" office:value-type="float" office:value="-0.00489359" calcext:value-type="float">
            <text:p>-0,0048935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69: zz component of inertia matrix of link LWrMot2</text:p>
          </table:table-cell>
          <table:table-cell office:value-type="float" office:value="0.00183037" calcext:value-type="float">
            <text:p>0,00183037</text:p>
          </table:table-cell>
          <table:table-cell office:value-type="float" office:value="-0.52446473" calcext:value-type="float">
            <text:p>-0,52446473</text:p>
          </table:table-cell>
          <table:table-cell table:formula="of:=[.B73]-[.C73]" office:value-type="float" office:value="0.5262951" calcext:value-type="float">
            <text:p>0,5262951</text:p>
          </table:table-cell>
          <table:table-cell office:value-type="float" office:value="1.51200088" calcext:value-type="float">
            <text:p>1,51200088</text:p>
          </table:table-cell>
          <table:table-cell table:formula="of:=[.B73]-[.E73]" office:value-type="float" office:value="-1.51017051" calcext:value-type="float">
            <text:p>-1,51017051</text:p>
          </table:table-cell>
          <table:table-cell office:value-type="float" office:value="-0.51632031" calcext:value-type="float">
            <text:p>-0,51632031</text:p>
          </table:table-cell>
          <table:table-cell table:formula="of:=[.B73]-[.G73]" office:value-type="float" office:value="0.51815068" calcext:value-type="float">
            <text:p>0,51815068</text:p>
          </table:table-cell>
          <table:table-cell office:value-type="float" office:value="-4.78667864" calcext:value-type="float">
            <text:p>-4,78667864</text:p>
          </table:table-cell>
          <table:table-cell table:formula="of:=[.B73]-[.I73]" office:value-type="float" office:value="4.78850901" calcext:value-type="float">
            <text:p>4,78850901</text:p>
          </table:table-cell>
          <table:table-cell office:value-type="float" office:value="-0.03637016" calcext:value-type="float">
            <text:p>-0,03637016</text:p>
          </table:table-cell>
          <table:table-cell table:formula="of:=[.B73]-[.K73]" office:value-type="float" office:value="0.03820053" calcext:value-type="float">
            <text:p>0,0382005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70: mass of link LWrMot3 <text:s text:c="13"/></text:p>
          </table:table-cell>
          <table:table-cell office:value-type="float" office:value="0.428014" calcext:value-type="float">
            <text:p>0,428014</text:p>
          </table:table-cell>
          <table:table-cell office:value-type="float" office:value="-0.38783675" calcext:value-type="float">
            <text:p>-0,38783675</text:p>
          </table:table-cell>
          <table:table-cell table:formula="of:=[.B74]-[.C74]" office:value-type="float" office:value="0.81585075" calcext:value-type="float">
            <text:p>0,81585075</text:p>
          </table:table-cell>
          <table:table-cell office:value-type="float" office:value="-0.20941037" calcext:value-type="float">
            <text:p>-0,20941037</text:p>
          </table:table-cell>
          <table:table-cell table:formula="of:=[.B74]-[.E74]" office:value-type="float" office:value="0.63742437" calcext:value-type="float">
            <text:p>0,63742437</text:p>
          </table:table-cell>
          <table:table-cell office:value-type="float" office:value="-0.38925166" calcext:value-type="float">
            <text:p>-0,38925166</text:p>
          </table:table-cell>
          <table:table-cell table:formula="of:=[.B74]-[.G74]" office:value-type="float" office:value="0.81726566" calcext:value-type="float">
            <text:p>0,81726566</text:p>
          </table:table-cell>
          <table:table-cell office:value-type="float" office:value="-0.26643672" calcext:value-type="float">
            <text:p>-0,26643672</text:p>
          </table:table-cell>
          <table:table-cell table:formula="of:=[.B74]-[.I74]" office:value-type="float" office:value="0.69445072" calcext:value-type="float">
            <text:p>0,69445072</text:p>
          </table:table-cell>
          <table:table-cell office:value-type="float" office:value="0.428014" calcext:value-type="float">
            <text:p>0,428014</text:p>
          </table:table-cell>
          <table:table-cell table:formula="of:=[.B74]-[.K74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71: x component of center of mass of link LWrMot3</text:p>
          </table:table-cell>
          <table:table-cell office:value-type="float" office:value="0.00703809" calcext:value-type="float">
            <text:p>0,00703809</text:p>
          </table:table-cell>
          <table:table-cell office:value-type="float" office:value="0.0071147" calcext:value-type="float">
            <text:p>0,0071147</text:p>
          </table:table-cell>
          <table:table-cell table:formula="of:=[.B75]-[.C75]" office:value-type="float" office:value="-0.0000766099999999995" calcext:value-type="float">
            <text:p>-0,00007661</text:p>
          </table:table-cell>
          <table:table-cell office:value-type="float" office:value="0.00572631" calcext:value-type="float">
            <text:p>0,00572631</text:p>
          </table:table-cell>
          <table:table-cell table:formula="of:=[.B75]-[.E75]" office:value-type="float" office:value="0.00131178" calcext:value-type="float">
            <text:p>0,00131178</text:p>
          </table:table-cell>
          <table:table-cell office:value-type="float" office:value="0.00875621" calcext:value-type="float">
            <text:p>0,00875621</text:p>
          </table:table-cell>
          <table:table-cell table:formula="of:=[.B75]-[.G75]" office:value-type="float" office:value="-0.00171812" calcext:value-type="float">
            <text:p>-0,00171812</text:p>
          </table:table-cell>
          <table:table-cell office:value-type="float" office:value="0.45453871" calcext:value-type="float">
            <text:p>0,45453871</text:p>
          </table:table-cell>
          <table:table-cell table:formula="of:=[.B75]-[.I75]" office:value-type="float" office:value="-0.44750062" calcext:value-type="float">
            <text:p>-0,44750062</text:p>
          </table:table-cell>
          <table:table-cell office:value-type="float" office:value="0.00703809" calcext:value-type="float">
            <text:p>0,00703809</text:p>
          </table:table-cell>
          <table:table-cell table:formula="of:=[.B75]-[.K75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72: y component of center of mass of link LWrMot3</text:p>
          </table:table-cell>
          <table:table-cell office:value-type="float" office:value="-0.00001081" calcext:value-type="float">
            <text:p>-0,00001081</text:p>
          </table:table-cell>
          <table:table-cell office:value-type="float" office:value="0.16988549" calcext:value-type="float">
            <text:p>0,16988549</text:p>
          </table:table-cell>
          <table:table-cell table:formula="of:=[.B76]-[.C76]" office:value-type="float" office:value="-0.1698963" calcext:value-type="float">
            <text:p>-0,1698963</text:p>
          </table:table-cell>
          <table:table-cell office:value-type="float" office:value="0.32060413" calcext:value-type="float">
            <text:p>0,32060413</text:p>
          </table:table-cell>
          <table:table-cell table:formula="of:=[.B76]-[.E76]" office:value-type="float" office:value="-0.32061494" calcext:value-type="float">
            <text:p>-0,32061494</text:p>
          </table:table-cell>
          <table:table-cell office:value-type="float" office:value="0.17248508" calcext:value-type="float">
            <text:p>0,17248508</text:p>
          </table:table-cell>
          <table:table-cell table:formula="of:=[.B76]-[.G76]" office:value-type="float" office:value="-0.17249589" calcext:value-type="float">
            <text:p>-0,17249589</text:p>
          </table:table-cell>
          <table:table-cell office:value-type="float" office:value="3.76553042" calcext:value-type="float">
            <text:p>3,76553042</text:p>
          </table:table-cell>
          <table:table-cell table:formula="of:=[.B76]-[.I76]" office:value-type="float" office:value="-3.76554123" calcext:value-type="float">
            <text:p>-3,76554123</text:p>
          </table:table-cell>
          <table:table-cell office:value-type="float" office:value="-0.43112499" calcext:value-type="float">
            <text:p>-0,43112499</text:p>
          </table:table-cell>
          <table:table-cell table:formula="of:=[.B76]-[.K76]" office:value-type="float" office:value="0.43111418" calcext:value-type="float">
            <text:p>0,4311141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73: z component of center of mass of link LWrMot3</text:p>
          </table:table-cell>
          <table:table-cell office:value-type="float" office:value="-0.03966926" calcext:value-type="float">
            <text:p>-0,03966926</text:p>
          </table:table-cell>
          <table:table-cell office:value-type="float" office:value="-0.28176184" calcext:value-type="float">
            <text:p>-0,28176184</text:p>
          </table:table-cell>
          <table:table-cell table:formula="of:=[.B77]-[.C77]" office:value-type="float" office:value="0.24209258" calcext:value-type="float">
            <text:p>0,24209258</text:p>
          </table:table-cell>
          <table:table-cell office:value-type="float" office:value="-0.08048494" calcext:value-type="float">
            <text:p>-0,08048494</text:p>
          </table:table-cell>
          <table:table-cell table:formula="of:=[.B77]-[.E77]" office:value-type="float" office:value="0.04081568" calcext:value-type="float">
            <text:p>0,04081568</text:p>
          </table:table-cell>
          <table:table-cell office:value-type="float" office:value="-0.28353093" calcext:value-type="float">
            <text:p>-0,28353093</text:p>
          </table:table-cell>
          <table:table-cell table:formula="of:=[.B77]-[.G77]" office:value-type="float" office:value="0.24386167" calcext:value-type="float">
            <text:p>0,24386167</text:p>
          </table:table-cell>
          <table:table-cell office:value-type="float" office:value="2.20589938" calcext:value-type="float">
            <text:p>2,20589938</text:p>
          </table:table-cell>
          <table:table-cell table:formula="of:=[.B77]-[.I77]" office:value-type="float" office:value="-2.24556864" calcext:value-type="float">
            <text:p>-2,24556864</text:p>
          </table:table-cell>
          <table:table-cell office:value-type="float" office:value="0.62890434" calcext:value-type="float">
            <text:p>0,62890434</text:p>
          </table:table-cell>
          <table:table-cell table:formula="of:=[.B77]-[.K77]" office:value-type="float" office:value="-0.6685736" calcext:value-type="float">
            <text:p>-0,668573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74: xx component of inertia matrix of link LWrMot3</text:p>
          </table:table-cell>
          <table:table-cell office:value-type="float" office:value="0.0002862" calcext:value-type="float">
            <text:p>0,0002862</text:p>
          </table:table-cell>
          <table:table-cell office:value-type="float" office:value="-0.15036937" calcext:value-type="float">
            <text:p>-0,15036937</text:p>
          </table:table-cell>
          <table:table-cell table:formula="of:=[.B78]-[.C78]" office:value-type="float" office:value="0.15065557" calcext:value-type="float">
            <text:p>0,15065557</text:p>
          </table:table-cell>
          <table:table-cell office:value-type="float" office:value="-0.15325614" calcext:value-type="float">
            <text:p>-0,15325614</text:p>
          </table:table-cell>
          <table:table-cell table:formula="of:=[.B78]-[.E78]" office:value-type="float" office:value="0.15354234" calcext:value-type="float">
            <text:p>0,15354234</text:p>
          </table:table-cell>
          <table:table-cell office:value-type="float" office:value="-0.15128491" calcext:value-type="float">
            <text:p>-0,15128491</text:p>
          </table:table-cell>
          <table:table-cell table:formula="of:=[.B78]-[.G78]" office:value-type="float" office:value="0.15157111" calcext:value-type="float">
            <text:p>0,15157111</text:p>
          </table:table-cell>
          <table:table-cell office:value-type="float" office:value="2.55708226" calcext:value-type="float">
            <text:p>2,55708226</text:p>
          </table:table-cell>
          <table:table-cell table:formula="of:=[.B78]-[.I78]" office:value-type="float" office:value="-2.55679606" calcext:value-type="float">
            <text:p>-2,55679606</text:p>
          </table:table-cell>
          <table:table-cell office:value-type="float" office:value="-0.51084279" calcext:value-type="float">
            <text:p>-0,51084279</text:p>
          </table:table-cell>
          <table:table-cell table:formula="of:=[.B78]-[.K78]" office:value-type="float" office:value="0.51112899" calcext:value-type="float">
            <text:p>0,5111289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75: xy component of inertia matrix of link LWrMot3</text:p>
          </table:table-cell>
          <table:table-cell office:value-type="float" office:value="0.00000005" calcext:value-type="float">
            <text:p>0,00000005</text:p>
          </table:table-cell>
          <table:table-cell office:value-type="float" office:value="-0.18470599" calcext:value-type="float">
            <text:p>-0,18470599</text:p>
          </table:table-cell>
          <table:table-cell table:formula="of:=[.B79]-[.C79]" office:value-type="float" office:value="0.18470604" calcext:value-type="float">
            <text:p>0,18470604</text:p>
          </table:table-cell>
          <table:table-cell office:value-type="float" office:value="-0.18663437" calcext:value-type="float">
            <text:p>-0,18663437</text:p>
          </table:table-cell>
          <table:table-cell table:formula="of:=[.B79]-[.E79]" office:value-type="float" office:value="0.18663442" calcext:value-type="float">
            <text:p>0,18663442</text:p>
          </table:table-cell>
          <table:table-cell office:value-type="float" office:value="-0.18683775" calcext:value-type="float">
            <text:p>-0,18683775</text:p>
          </table:table-cell>
          <table:table-cell table:formula="of:=[.B79]-[.G79]" office:value-type="float" office:value="0.1868378" calcext:value-type="float">
            <text:p>0,1868378</text:p>
          </table:table-cell>
          <table:table-cell office:value-type="float" office:value="-1.18742373" calcext:value-type="float">
            <text:p>-1,18742373</text:p>
          </table:table-cell>
          <table:table-cell table:formula="of:=[.B79]-[.I79]" office:value-type="float" office:value="1.18742378" calcext:value-type="float">
            <text:p>1,18742378</text:p>
          </table:table-cell>
          <table:table-cell office:value-type="float" office:value="-0.36484209" calcext:value-type="float">
            <text:p>-0,36484209</text:p>
          </table:table-cell>
          <table:table-cell table:formula="of:=[.B79]-[.K79]" office:value-type="float" office:value="0.36484214" calcext:value-type="float">
            <text:p>0,3648421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76: xz component of inertia matrix of link LWrMot3</text:p>
          </table:table-cell>
          <table:table-cell office:value-type="float" office:value="-0.00003917" calcext:value-type="float">
            <text:p>-0,00003917</text:p>
          </table:table-cell>
          <table:table-cell office:value-type="float" office:value="-0.18068608" calcext:value-type="float">
            <text:p>-0,18068608</text:p>
          </table:table-cell>
          <table:table-cell table:formula="of:=[.B80]-[.C80]" office:value-type="float" office:value="0.18064691" calcext:value-type="float">
            <text:p>0,18064691</text:p>
          </table:table-cell>
          <table:table-cell office:value-type="float" office:value="-0.18032266" calcext:value-type="float">
            <text:p>-0,18032266</text:p>
          </table:table-cell>
          <table:table-cell table:formula="of:=[.B80]-[.E80]" office:value-type="float" office:value="0.18028349" calcext:value-type="float">
            <text:p>0,18028349</text:p>
          </table:table-cell>
          <table:table-cell office:value-type="float" office:value="-0.17941264" calcext:value-type="float">
            <text:p>-0,17941264</text:p>
          </table:table-cell>
          <table:table-cell table:formula="of:=[.B80]-[.G80]" office:value-type="float" office:value="0.17937347" calcext:value-type="float">
            <text:p>0,17937347</text:p>
          </table:table-cell>
          <table:table-cell office:value-type="float" office:value="-1.36558477" calcext:value-type="float">
            <text:p>-1,36558477</text:p>
          </table:table-cell>
          <table:table-cell table:formula="of:=[.B80]-[.I80]" office:value-type="float" office:value="1.3655456" calcext:value-type="float">
            <text:p>1,3655456</text:p>
          </table:table-cell>
          <table:table-cell office:value-type="float" office:value="-0.33834177" calcext:value-type="float">
            <text:p>-0,33834177</text:p>
          </table:table-cell>
          <table:table-cell table:formula="of:=[.B80]-[.K80]" office:value-type="float" office:value="0.3383026" calcext:value-type="float">
            <text:p>0,338302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77: yy component of inertia matrix of link LWrMot3</text:p>
          </table:table-cell>
          <table:table-cell office:value-type="float" office:value="0.00071262" calcext:value-type="float">
            <text:p>0,00071262</text:p>
          </table:table-cell>
          <table:table-cell office:value-type="float" office:value="0.31367516" calcext:value-type="float">
            <text:p>0,31367516</text:p>
          </table:table-cell>
          <table:table-cell table:formula="of:=[.B81]-[.C81]" office:value-type="float" office:value="-0.31296254" calcext:value-type="float">
            <text:p>-0,31296254</text:p>
          </table:table-cell>
          <table:table-cell office:value-type="float" office:value="0.30440818" calcext:value-type="float">
            <text:p>0,30440818</text:p>
          </table:table-cell>
          <table:table-cell table:formula="of:=[.B81]-[.E81]" office:value-type="float" office:value="-0.30369556" calcext:value-type="float">
            <text:p>-0,30369556</text:p>
          </table:table-cell>
          <table:table-cell office:value-type="float" office:value="0.31734435" calcext:value-type="float">
            <text:p>0,31734435</text:p>
          </table:table-cell>
          <table:table-cell table:formula="of:=[.B81]-[.G81]" office:value-type="float" office:value="-0.31663173" calcext:value-type="float">
            <text:p>-0,31663173</text:p>
          </table:table-cell>
          <table:table-cell office:value-type="float" office:value="1.78535315" calcext:value-type="float">
            <text:p>1,78535315</text:p>
          </table:table-cell>
          <table:table-cell table:formula="of:=[.B81]-[.I81]" office:value-type="float" office:value="-1.78464053" calcext:value-type="float">
            <text:p>-1,78464053</text:p>
          </table:table-cell>
          <table:table-cell office:value-type="float" office:value="-0.16790222" calcext:value-type="float">
            <text:p>-0,16790222</text:p>
          </table:table-cell>
          <table:table-cell table:formula="of:=[.B81]-[.K81]" office:value-type="float" office:value="0.16861484" calcext:value-type="float">
            <text:p>0,1686148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78: yz component of inertia matrix of link LWrMot3</text:p>
          </table:table-cell>
          <table:table-cell office:value-type="float" office:value="-0.0000001" calcext:value-type="float">
            <text:p>-0,0000001</text:p>
          </table:table-cell>
          <table:table-cell office:value-type="float" office:value="-0.00198325" calcext:value-type="float">
            <text:p>-0,00198325</text:p>
          </table:table-cell>
          <table:table-cell table:formula="of:=[.B82]-[.C82]" office:value-type="float" office:value="0.00198315" calcext:value-type="float">
            <text:p>0,00198315</text:p>
          </table:table-cell>
          <table:table-cell office:value-type="float" office:value="-0.01436524" calcext:value-type="float">
            <text:p>-0,01436524</text:p>
          </table:table-cell>
          <table:table-cell table:formula="of:=[.B82]-[.E82]" office:value-type="float" office:value="0.01436514" calcext:value-type="float">
            <text:p>0,01436514</text:p>
          </table:table-cell>
          <table:table-cell office:value-type="float" office:value="-0.00073267" calcext:value-type="float">
            <text:p>-0,00073267</text:p>
          </table:table-cell>
          <table:table-cell table:formula="of:=[.B82]-[.G82]" office:value-type="float" office:value="0.00073257" calcext:value-type="float">
            <text:p>0,00073257</text:p>
          </table:table-cell>
          <table:table-cell office:value-type="float" office:value="-2.18886978" calcext:value-type="float">
            <text:p>-2,18886978</text:p>
          </table:table-cell>
          <table:table-cell table:formula="of:=[.B82]-[.I82]" office:value-type="float" office:value="2.18886968" calcext:value-type="float">
            <text:p>2,18886968</text:p>
          </table:table-cell>
          <table:table-cell office:value-type="float" office:value="-0.11605044" calcext:value-type="float">
            <text:p>-0,11605044</text:p>
          </table:table-cell>
          <table:table-cell table:formula="of:=[.B82]-[.K82]" office:value-type="float" office:value="0.11605034" calcext:value-type="float">
            <text:p>0,1160503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79: zz component of inertia matrix of link LWrMot3</text:p>
          </table:table-cell>
          <table:table-cell office:value-type="float" office:value="0.00061444" calcext:value-type="float">
            <text:p>0,00061444</text:p>
          </table:table-cell>
          <table:table-cell office:value-type="float" office:value="0.31122081" calcext:value-type="float">
            <text:p>0,31122081</text:p>
          </table:table-cell>
          <table:table-cell table:formula="of:=[.B83]-[.C83]" office:value-type="float" office:value="-0.31060637" calcext:value-type="float">
            <text:p>-0,31060637</text:p>
          </table:table-cell>
          <table:table-cell office:value-type="float" office:value="0.32386111" calcext:value-type="float">
            <text:p>0,32386111</text:p>
          </table:table-cell>
          <table:table-cell table:formula="of:=[.B83]-[.E83]" office:value-type="float" office:value="-0.32324667" calcext:value-type="float">
            <text:p>-0,32324667</text:p>
          </table:table-cell>
          <table:table-cell office:value-type="float" office:value="0.31467203" calcext:value-type="float">
            <text:p>0,31467203</text:p>
          </table:table-cell>
          <table:table-cell table:formula="of:=[.B83]-[.G83]" office:value-type="float" office:value="-0.31405759" calcext:value-type="float">
            <text:p>-0,31405759</text:p>
          </table:table-cell>
          <table:table-cell office:value-type="float" office:value="4.48739194" calcext:value-type="float">
            <text:p>4,48739194</text:p>
          </table:table-cell>
          <table:table-cell table:formula="of:=[.B83]-[.I83]" office:value-type="float" office:value="-4.4867775" calcext:value-type="float">
            <text:p>-4,4867775</text:p>
          </table:table-cell>
          <table:table-cell office:value-type="float" office:value="0.25040513" calcext:value-type="float">
            <text:p>0,25040513</text:p>
          </table:table-cell>
          <table:table-cell table:formula="of:=[.B83]-[.K83]" office:value-type="float" office:value="-0.24979069" calcext:value-type="float">
            <text:p>-0,2497906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80: mass of link LSoftHandLink <text:s text:c="7"/></text:p>
          </table:table-cell>
          <table:table-cell office:value-type="float" office:value="1.2" calcext:value-type="float">
            <text:p>1,2</text:p>
          </table:table-cell>
          <table:table-cell office:value-type="float" office:value="0.38414925" calcext:value-type="float">
            <text:p>0,38414925</text:p>
          </table:table-cell>
          <table:table-cell table:formula="of:=[.B84]-[.C84]" office:value-type="float" office:value="0.81585075" calcext:value-type="float">
            <text:p>0,81585075</text:p>
          </table:table-cell>
          <table:table-cell office:value-type="float" office:value="-0.20941037" calcext:value-type="float">
            <text:p>-0,20941037</text:p>
          </table:table-cell>
          <table:table-cell table:formula="of:=[.B84]-[.E84]" office:value-type="float" office:value="1.40941037" calcext:value-type="float">
            <text:p>1,40941037</text:p>
          </table:table-cell>
          <table:table-cell office:value-type="float" office:value="0.38273434" calcext:value-type="float">
            <text:p>0,38273434</text:p>
          </table:table-cell>
          <table:table-cell table:formula="of:=[.B84]-[.G84]" office:value-type="float" office:value="0.81726566" calcext:value-type="float">
            <text:p>0,81726566</text:p>
          </table:table-cell>
          <table:table-cell office:value-type="float" office:value="0.50554928" calcext:value-type="float">
            <text:p>0,50554928</text:p>
          </table:table-cell>
          <table:table-cell table:formula="of:=[.B84]-[.I84]" office:value-type="float" office:value="0.69445072" calcext:value-type="float">
            <text:p>0,69445072</text:p>
          </table:table-cell>
          <table:table-cell office:value-type="float" office:value="1.2" calcext:value-type="float">
            <text:p>1,2</text:p>
          </table:table-cell>
          <table:table-cell table:formula="of:=[.B84]-[.K84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81: x component of center of mass of link LSoftHandLink</text:p>
          </table:table-cell>
          <table:table-cell office:value-type="float" office:value="0" calcext:value-type="float">
            <text:p>0</text:p>
          </table:table-cell>
          <table:table-cell office:value-type="float" office:value="-0.01502474" calcext:value-type="float">
            <text:p>-0,01502474</text:p>
          </table:table-cell>
          <table:table-cell table:formula="of:=[.B85]-[.C85]" office:value-type="float" office:value="0.01502474" calcext:value-type="float">
            <text:p>0,01502474</text:p>
          </table:table-cell>
          <table:table-cell office:value-type="float" office:value="0.00572631" calcext:value-type="float">
            <text:p>0,00572631</text:p>
          </table:table-cell>
          <table:table-cell table:formula="of:=[.B85]-[.E85]" office:value-type="float" office:value="-0.00572631" calcext:value-type="float">
            <text:p>-0,00572631</text:p>
          </table:table-cell>
          <table:table-cell office:value-type="float" office:value="-0.01677605" calcext:value-type="float">
            <text:p>-0,01677605</text:p>
          </table:table-cell>
          <table:table-cell table:formula="of:=[.B85]-[.G85]" office:value-type="float" office:value="0.01677605" calcext:value-type="float">
            <text:p>0,01677605</text:p>
          </table:table-cell>
          <table:table-cell office:value-type="float" office:value="-0.24551158" calcext:value-type="float">
            <text:p>-0,24551158</text:p>
          </table:table-cell>
          <table:table-cell table:formula="of:=[.B85]-[.I85]" office:value-type="float" office:value="0.24551158" calcext:value-type="float">
            <text:p>0,24551158</text:p>
          </table:table-cell>
          <table:table-cell office:value-type="float" office:value="0" calcext:value-type="float">
            <text:p>0</text:p>
          </table:table-cell>
          <table:table-cell table:formula="of:=[.B85]-[.K85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82: y component of center of mass of link LSoftHandLink</text:p>
          </table:table-cell>
          <table:table-cell office:value-type="float" office:value="0" calcext:value-type="float">
            <text:p>0</text:p>
          </table:table-cell>
          <table:table-cell office:value-type="float" office:value="-0.1715042" calcext:value-type="float">
            <text:p>-0,1715042</text:p>
          </table:table-cell>
          <table:table-cell table:formula="of:=[.B86]-[.C86]" office:value-type="float" office:value="0.1715042" calcext:value-type="float">
            <text:p>0,1715042</text:p>
          </table:table-cell>
          <table:table-cell office:value-type="float" office:value="0.32060413" calcext:value-type="float">
            <text:p>0,32060413</text:p>
          </table:table-cell>
          <table:table-cell table:formula="of:=[.B86]-[.E86]" office:value-type="float" office:value="-0.32060413" calcext:value-type="float">
            <text:p>-0,32060413</text:p>
          </table:table-cell>
          <table:table-cell office:value-type="float" office:value="-0.17541012" calcext:value-type="float">
            <text:p>-0,17541012</text:p>
          </table:table-cell>
          <table:table-cell table:formula="of:=[.B86]-[.G86]" office:value-type="float" office:value="0.17541012" calcext:value-type="float">
            <text:p>0,17541012</text:p>
          </table:table-cell>
          <table:table-cell office:value-type="float" office:value="-1.98451663" calcext:value-type="float">
            <text:p>-1,98451663</text:p>
          </table:table-cell>
          <table:table-cell table:formula="of:=[.B86]-[.I86]" office:value-type="float" office:value="1.98451663" calcext:value-type="float">
            <text:p>1,98451663</text:p>
          </table:table-cell>
          <table:table-cell office:value-type="float" office:value="0" calcext:value-type="float">
            <text:p>0</text:p>
          </table:table-cell>
          <table:table-cell table:formula="of:=[.B86]-[.K86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83: z component of center of mass of link LSoftHandLink</text:p>
          </table:table-cell>
          <table:table-cell office:value-type="float" office:value="-0.17" calcext:value-type="float">
            <text:p>-0,17</text:p>
          </table:table-cell>
          <table:table-cell office:value-type="float" office:value="-0.20237812" calcext:value-type="float">
            <text:p>-0,20237812</text:p>
          </table:table-cell>
          <table:table-cell table:formula="of:=[.B87]-[.C87]" office:value-type="float" office:value="0.03237812" calcext:value-type="float">
            <text:p>0,03237812</text:p>
          </table:table-cell>
          <table:table-cell office:value-type="float" office:value="-0.08048494" calcext:value-type="float">
            <text:p>-0,08048494</text:p>
          </table:table-cell>
          <table:table-cell table:formula="of:=[.B87]-[.E87]" office:value-type="float" office:value="-0.08951506" calcext:value-type="float">
            <text:p>-0,08951506</text:p>
          </table:table-cell>
          <table:table-cell office:value-type="float" office:value="-0.20028544" calcext:value-type="float">
            <text:p>-0,20028544</text:p>
          </table:table-cell>
          <table:table-cell table:formula="of:=[.B87]-[.G87]" office:value-type="float" office:value="0.03028544" calcext:value-type="float">
            <text:p>0,03028544</text:p>
          </table:table-cell>
          <table:table-cell office:value-type="float" office:value="-1.53249867" calcext:value-type="float">
            <text:p>-1,53249867</text:p>
          </table:table-cell>
          <table:table-cell table:formula="of:=[.B87]-[.I87]" office:value-type="float" office:value="1.36249867" calcext:value-type="float">
            <text:p>1,36249867</text:p>
          </table:table-cell>
          <table:table-cell office:value-type="float" office:value="-0.17" calcext:value-type="float">
            <text:p>-0,17</text:p>
          </table:table-cell>
          <table:table-cell table:formula="of:=[.B87]-[.K87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84: xx component of inertia matrix of link LSoftHandLink</text:p>
          </table:table-cell>
          <table:table-cell office:value-type="float" office:value="0.00232" calcext:value-type="float">
            <text:p>0,00232</text:p>
          </table:table-cell>
          <table:table-cell office:value-type="float" office:value="-0.18334557" calcext:value-type="float">
            <text:p>-0,18334557</text:p>
          </table:table-cell>
          <table:table-cell table:formula="of:=[.B88]-[.C88]" office:value-type="float" office:value="0.18566557" calcext:value-type="float">
            <text:p>0,18566557</text:p>
          </table:table-cell>
          <table:table-cell office:value-type="float" office:value="-0.15325614" calcext:value-type="float">
            <text:p>-0,15325614</text:p>
          </table:table-cell>
          <table:table-cell table:formula="of:=[.B88]-[.E88]" office:value-type="float" office:value="0.15557614" calcext:value-type="float">
            <text:p>0,15557614</text:p>
          </table:table-cell>
          <table:table-cell office:value-type="float" office:value="-0.18524653" calcext:value-type="float">
            <text:p>-0,18524653</text:p>
          </table:table-cell>
          <table:table-cell table:formula="of:=[.B88]-[.G88]" office:value-type="float" office:value="0.18756653" calcext:value-type="float">
            <text:p>0,18756653</text:p>
          </table:table-cell>
          <table:table-cell office:value-type="float" office:value="-5.65953792" calcext:value-type="float">
            <text:p>-5,65953792</text:p>
          </table:table-cell>
          <table:table-cell table:formula="of:=[.B88]-[.I88]" office:value-type="float" office:value="5.66185792" calcext:value-type="float">
            <text:p>5,66185792</text:p>
          </table:table-cell>
          <table:table-cell office:value-type="float" office:value="0.00232" calcext:value-type="float">
            <text:p>0,00232</text:p>
          </table:table-cell>
          <table:table-cell table:formula="of:=[.B88]-[.K88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85: xy component of inertia matrix of link LSoftHandLink</text:p>
          </table:table-cell>
          <table:table-cell office:value-type="float" office:value="0" calcext:value-type="float">
            <text:p>0</text:p>
          </table:table-cell>
          <table:table-cell office:value-type="float" office:value="-0.18324743" calcext:value-type="float">
            <text:p>-0,18324743</text:p>
          </table:table-cell>
          <table:table-cell table:formula="of:=[.B89]-[.C89]" office:value-type="float" office:value="0.18324743" calcext:value-type="float">
            <text:p>0,18324743</text:p>
          </table:table-cell>
          <table:table-cell office:value-type="float" office:value="-0.18663437" calcext:value-type="float">
            <text:p>-0,18663437</text:p>
          </table:table-cell>
          <table:table-cell table:formula="of:=[.B89]-[.E89]" office:value-type="float" office:value="0.18663437" calcext:value-type="float">
            <text:p>0,18663437</text:p>
          </table:table-cell>
          <table:table-cell office:value-type="float" office:value="-0.18512367" calcext:value-type="float">
            <text:p>-0,18512367</text:p>
          </table:table-cell>
          <table:table-cell table:formula="of:=[.B89]-[.G89]" office:value-type="float" office:value="0.18512367" calcext:value-type="float">
            <text:p>0,18512367</text:p>
          </table:table-cell>
          <table:table-cell office:value-type="float" office:value="-0.48508158" calcext:value-type="float">
            <text:p>-0,48508158</text:p>
          </table:table-cell>
          <table:table-cell table:formula="of:=[.B89]-[.I89]" office:value-type="float" office:value="0.48508158" calcext:value-type="float">
            <text:p>0,48508158</text:p>
          </table:table-cell>
          <table:table-cell office:value-type="float" office:value="0" calcext:value-type="float">
            <text:p>0</text:p>
          </table:table-cell>
          <table:table-cell table:formula="of:=[.B89]-[.K89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86: xz component of inertia matrix of link LSoftHandLink</text:p>
          </table:table-cell>
          <table:table-cell office:value-type="float" office:value="0" calcext:value-type="float">
            <text:p>0</text:p>
          </table:table-cell>
          <table:table-cell office:value-type="float" office:value="-0.18037581" calcext:value-type="float">
            <text:p>-0,18037581</text:p>
          </table:table-cell>
          <table:table-cell table:formula="of:=[.B90]-[.C90]" office:value-type="float" office:value="0.18037581" calcext:value-type="float">
            <text:p>0,18037581</text:p>
          </table:table-cell>
          <table:table-cell office:value-type="float" office:value="-0.18032266" calcext:value-type="float">
            <text:p>-0,18032266</text:p>
          </table:table-cell>
          <table:table-cell table:formula="of:=[.B90]-[.E90]" office:value-type="float" office:value="0.18032266" calcext:value-type="float">
            <text:p>0,18032266</text:p>
          </table:table-cell>
          <table:table-cell office:value-type="float" office:value="-0.17917335" calcext:value-type="float">
            <text:p>-0,17917335</text:p>
          </table:table-cell>
          <table:table-cell table:formula="of:=[.B90]-[.G90]" office:value-type="float" office:value="0.17917335" calcext:value-type="float">
            <text:p>0,17917335</text:p>
          </table:table-cell>
          <table:table-cell office:value-type="float" office:value="-0.90830689" calcext:value-type="float">
            <text:p>-0,90830689</text:p>
          </table:table-cell>
          <table:table-cell table:formula="of:=[.B90]-[.I90]" office:value-type="float" office:value="0.90830689" calcext:value-type="float">
            <text:p>0,90830689</text:p>
          </table:table-cell>
          <table:table-cell office:value-type="float" office:value="0" calcext:value-type="float">
            <text:p>0</text:p>
          </table:table-cell>
          <table:table-cell table:formula="of:=[.B90]-[.K90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87: yy component of inertia matrix of link LSoftHandLink</text:p>
          </table:table-cell>
          <table:table-cell office:value-type="float" office:value="0.00296" calcext:value-type="float">
            <text:p>0,00296</text:p>
          </table:table-cell>
          <table:table-cell office:value-type="float" office:value="0.30327762" calcext:value-type="float">
            <text:p>0,30327762</text:p>
          </table:table-cell>
          <table:table-cell table:formula="of:=[.B91]-[.C91]" office:value-type="float" office:value="-0.30031762" calcext:value-type="float">
            <text:p>-0,30031762</text:p>
          </table:table-cell>
          <table:table-cell office:value-type="float" office:value="0.30440818" calcext:value-type="float">
            <text:p>0,30440818</text:p>
          </table:table-cell>
          <table:table-cell table:formula="of:=[.B91]-[.E91]" office:value-type="float" office:value="-0.30144818" calcext:value-type="float">
            <text:p>-0,30144818</text:p>
          </table:table-cell>
          <table:table-cell office:value-type="float" office:value="0.30679446" calcext:value-type="float">
            <text:p>0,30679446</text:p>
          </table:table-cell>
          <table:table-cell table:formula="of:=[.B91]-[.G91]" office:value-type="float" office:value="-0.30383446" calcext:value-type="float">
            <text:p>-0,30383446</text:p>
          </table:table-cell>
          <table:table-cell office:value-type="float" office:value="-0.74772178" calcext:value-type="float">
            <text:p>-0,74772178</text:p>
          </table:table-cell>
          <table:table-cell table:formula="of:=[.B91]-[.I91]" office:value-type="float" office:value="0.75068178" calcext:value-type="float">
            <text:p>0,75068178</text:p>
          </table:table-cell>
          <table:table-cell office:value-type="float" office:value="0.00296" calcext:value-type="float">
            <text:p>0,00296</text:p>
          </table:table-cell>
          <table:table-cell table:formula="of:=[.B91]-[.K91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88: yz component of inertia matrix of link LSoftHandLink</text:p>
          </table:table-cell>
          <table:table-cell office:value-type="float" office:value="0" calcext:value-type="float">
            <text:p>0</text:p>
          </table:table-cell>
          <table:table-cell office:value-type="float" office:value="-0.00721433" calcext:value-type="float">
            <text:p>-0,00721433</text:p>
          </table:table-cell>
          <table:table-cell table:formula="of:=[.B92]-[.C92]" office:value-type="float" office:value="0.00721433" calcext:value-type="float">
            <text:p>0,00721433</text:p>
          </table:table-cell>
          <table:table-cell office:value-type="float" office:value="-0.01436524" calcext:value-type="float">
            <text:p>-0,01436524</text:p>
          </table:table-cell>
          <table:table-cell table:formula="of:=[.B92]-[.E92]" office:value-type="float" office:value="0.01436524" calcext:value-type="float">
            <text:p>0,01436524</text:p>
          </table:table-cell>
          <table:table-cell office:value-type="float" office:value="-0.00632243" calcext:value-type="float">
            <text:p>-0,00632243</text:p>
          </table:table-cell>
          <table:table-cell table:formula="of:=[.B92]-[.G92]" office:value-type="float" office:value="0.00632243" calcext:value-type="float">
            <text:p>0,00632243</text:p>
          </table:table-cell>
          <table:table-cell office:value-type="float" office:value="1.56176688" calcext:value-type="float">
            <text:p>1,56176688</text:p>
          </table:table-cell>
          <table:table-cell table:formula="of:=[.B92]-[.I92]" office:value-type="float" office:value="-1.56176688" calcext:value-type="float">
            <text:p>-1,56176688</text:p>
          </table:table-cell>
          <table:table-cell office:value-type="float" office:value="0" calcext:value-type="float">
            <text:p>0</text:p>
          </table:table-cell>
          <table:table-cell table:formula="of:=[.B92]-[.K92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89: zz component of inertia matrix of link LSoftHandLink</text:p>
          </table:table-cell>
          <table:table-cell office:value-type="float" office:value="0.00136" calcext:value-type="float">
            <text:p>0,00136</text:p>
          </table:table-cell>
          <table:table-cell office:value-type="float" office:value="0.28934618" calcext:value-type="float">
            <text:p>0,28934618</text:p>
          </table:table-cell>
          <table:table-cell table:formula="of:=[.B93]-[.C93]" office:value-type="float" office:value="-0.28798618" calcext:value-type="float">
            <text:p>-0,28798618</text:p>
          </table:table-cell>
          <table:table-cell office:value-type="float" office:value="0.32386111" calcext:value-type="float">
            <text:p>0,32386111</text:p>
          </table:table-cell>
          <table:table-cell table:formula="of:=[.B93]-[.E93]" office:value-type="float" office:value="-0.32250111" calcext:value-type="float">
            <text:p>-0,32250111</text:p>
          </table:table-cell>
          <table:table-cell office:value-type="float" office:value="0.29190192" calcext:value-type="float">
            <text:p>0,29190192</text:p>
          </table:table-cell>
          <table:table-cell table:formula="of:=[.B93]-[.G93]" office:value-type="float" office:value="-0.29054192" calcext:value-type="float">
            <text:p>-0,29054192</text:p>
          </table:table-cell>
          <table:table-cell office:value-type="float" office:value="-1.36627604" calcext:value-type="float">
            <text:p>-1,36627604</text:p>
          </table:table-cell>
          <table:table-cell table:formula="of:=[.B93]-[.I93]" office:value-type="float" office:value="1.36763604" calcext:value-type="float">
            <text:p>1,36763604</text:p>
          </table:table-cell>
          <table:table-cell office:value-type="float" office:value="0.00136" calcext:value-type="float">
            <text:p>0,00136</text:p>
          </table:table-cell>
          <table:table-cell table:formula="of:=[.B93]-[.K93]" office:value-type="float" office:value="0" calcext:value-type="float">
            <text:p>0</text:p>
          </table:table-cell>
          <table:table-cell table:number-columns-repeated="3"/>
        </table:table-row>
        <table:table-row table:style-name="ro3" table:number-rows-repeated="2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3">
          <table:table-cell/>
          <table:table-cell table:style-name="ce1" table:number-columns-spanned="5" table:number-rows-spanned="1"/>
          <table:covered-table-cell/>
          <table:covered-table-cell table:style-name="Default"/>
          <table:covered-table-cell table:number-columns-repeated="2" table:style-name="ce2"/>
          <table:table-cell table:style-name="ce2"/>
          <table:table-cell table:style-name="ce1"/>
          <table:table-cell/>
          <table:table-cell table:style-name="Default"/>
          <table:table-cell table:style-name="ce8" table:number-columns-spanned="2" table:number-rows-spanned="1"/>
          <table:covered-table-cell table:style-name="Default"/>
          <table:table-cell table:number-columns-repeated="3"/>
        </table:table-row>
        <table:table-row table:style-name="ro3">
          <table:table-cell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number-columns-repeated="3"/>
        </table:table-row>
        <table:table-row table:style-name="ro3">
          <table:table-cell table:number-columns-repeated="2"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/>
          <table:table-cell table:style-name="Default"/>
          <table:table-cell table:style-name="ce4"/>
          <table:table-cell table:style-name="Default"/>
          <table:table-cell table:number-columns-repeated="3"/>
        </table:table-row>
        <table:table-row table:style-name="ro3" table:number-rows-repeated="11"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2"/>
          <table:table-cell table:style-name="ce6"/>
          <table:table-cell/>
        </table:table-row>
        <table:table-row table:style-name="ro3">
          <table:table-cell table:number-columns-repeated="2"/>
          <table:table-cell table:style-name="ce4"/>
          <table:table-cell table:style-name="ce7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2"/>
          <table:table-cell table:style-name="ce6"/>
          <table:table-cell/>
        </table:table-row>
        <table:table-row table:style-name="ro3" table:number-rows-repeated="78"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2"/>
          <table:table-cell table:style-name="ce6"/>
          <table:table-cell/>
        </table:table-row>
        <table:table-row table:style-name="ro3" table:number-rows-repeated="2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3">
          <table:table-cell table:number-columns-repeated="2"/>
          <table:table-cell table:style-name="ce5"/>
          <table:table-cell table:style-name="Default"/>
          <table:table-cell table:style-name="ce5"/>
          <table:table-cell table:style-name="Default"/>
          <table:table-cell table:style-name="ce5"/>
          <table:table-cell table:style-name="Default"/>
          <table:table-cell/>
          <table:table-cell table:style-name="Default"/>
          <table:table-cell table:style-name="ce5"/>
          <table:table-cell table:style-name="Default"/>
          <table:table-cell table:number-columns-repeated="3"/>
        </table:table-row>
      </table:table>
      <table:named-expressions/>
      <table:database-ranges>
        <table:database-range table:name="__Anonymous_Sheet_DB__0" table:target-range-address="Sheet1.L4:Sheet1.L17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7">00.00.0000</text:date>, <text:time style:data-style-name="N2" text:time-value="18:29:49.32189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9T14:43:43.180953230</meta:creation-date>
    <dc:date>2016-04-27T18:32:19.463940000</dc:date>
    <meta:editing-duration>P2DT3H18M34S</meta:editing-duration>
    <meta:editing-cycles>54</meta:editing-cycles>
    <meta:generator>LibreOffice/5.1.1.3$MacOSX_X86_64 LibreOffice_project/89f508ef3ecebd2cfb8e1def0f0ba9a803b88a6d</meta:generator>
    <meta:document-statistic meta:table-count="1" meta:cell-count="1092" meta:object-count="0"/>
  </office:meta>
</office:document-meta>
</file>